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7.641cm"/>
    </style:style>
    <style:style style:name="Table1.D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11.192cm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c7c1cb"/>
    </style:style>
    <style:style style:name="P15" style:family="paragraph" style:parent-style-name="Table_20_Contents">
      <style:text-properties officeooo:paragraph-rsid="03ecb54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4327c16"/>
    </style:style>
    <style:style style:name="P20" style:family="paragraph" style:parent-style-name="Table_20_Contents">
      <style:text-properties officeooo:paragraph-rsid="03c5f6b7"/>
    </style:style>
    <style:style style:name="P21" style:family="paragraph" style:parent-style-name="Table_20_Contents">
      <style:text-properties officeooo:paragraph-rsid="032539cf"/>
    </style:style>
    <style:style style:name="P22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3" style:family="paragraph" style:parent-style-name="Table_20_Contents">
      <style:text-properties officeooo:paragraph-rsid="042fb7bf"/>
    </style:style>
    <style:style style:name="P24" style:family="paragraph" style:parent-style-name="Table_20_Contents">
      <style:text-properties officeooo:paragraph-rsid="03e79e7a"/>
    </style:style>
    <style:style style:name="P25" style:family="paragraph" style:parent-style-name="Table_20_Contents">
      <style:text-properties officeooo:paragraph-rsid="03d70fa4"/>
    </style:style>
    <style:style style:name="P26" style:family="paragraph" style:parent-style-name="Table_20_Contents">
      <style:text-properties officeooo:paragraph-rsid="03db71d6"/>
    </style:style>
    <style:style style:name="P27" style:family="paragraph" style:parent-style-name="Table_20_Contents">
      <style:text-properties officeooo:paragraph-rsid="043beda6"/>
    </style:style>
    <style:style style:name="P28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officeooo:paragraph-rsid="038d092b"/>
    </style:style>
    <style:style style:name="P43" style:family="paragraph" style:parent-style-name="Table_20_Contents">
      <style:text-properties officeooo:paragraph-rsid="038a25fe"/>
    </style:style>
    <style:style style:name="P44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3" style:family="paragraph" style:parent-style-name="Table_20_Contents">
      <style:text-properties officeooo:paragraph-rsid="0108f4cf"/>
    </style:style>
    <style:style style:name="P54" style:family="paragraph" style:parent-style-name="Table_20_Contents">
      <style:text-properties officeooo:paragraph-rsid="0294e861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able_20_Contents">
      <style:text-properties officeooo:paragraph-rsid="010e8474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2" style:family="paragraph" style:parent-style-name="Table_20_Contents">
      <style:text-properties officeooo:paragraph-rsid="015fc100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able_20_Contents">
      <style:text-properties officeooo:paragraph-rsid="02ae0b54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4" style:family="paragraph" style:parent-style-name="Table_20_Contents">
      <style:text-properties officeooo:paragraph-rsid="03dddf35"/>
    </style:style>
    <style:style style:name="P75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3efe0f5"/>
    </style:style>
    <style:style style:name="P7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9" style:family="paragraph" style:parent-style-name="Table_20_Contents">
      <style:text-properties officeooo:paragraph-rsid="0390111d"/>
    </style:style>
    <style:style style:name="P80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2" style:family="paragraph" style:parent-style-name="Table_20_Contents">
      <style:text-properties officeooo:paragraph-rsid="03427071"/>
    </style:style>
    <style:style style:name="P83" style:family="paragraph" style:parent-style-name="Table_20_Contents">
      <style:text-properties officeooo:paragraph-rsid="034a5fa0"/>
    </style:style>
    <style:style style:name="P84" style:family="paragraph" style:parent-style-name="Table_20_Contents">
      <style:text-properties officeooo:paragraph-rsid="0391a834"/>
    </style:style>
    <style:style style:name="P85" style:family="paragraph" style:parent-style-name="Table_20_Contents">
      <style:text-properties officeooo:paragraph-rsid="03017dbe"/>
    </style:style>
    <style:style style:name="P86" style:family="paragraph" style:parent-style-name="Table_20_Contents">
      <style:text-properties officeooo:paragraph-rsid="03ba19bb"/>
    </style:style>
    <style:style style:name="P87" style:family="paragraph" style:parent-style-name="Table_20_Contents">
      <style:text-properties officeooo:paragraph-rsid="031c8ae5"/>
    </style:style>
    <style:style style:name="P88" style:family="paragraph" style:parent-style-name="Table_20_Contents">
      <style:text-properties officeooo:paragraph-rsid="030c3545"/>
    </style:style>
    <style:style style:name="P8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2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3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4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5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6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97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98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99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0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1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4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6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3b12e8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1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2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83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8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officeooo:rsid="03959f64" style:font-name-complex="Courier New"/>
    </style:style>
    <style:style style:name="T128" style:family="text">
      <style:text-properties fo:color="#000000" loext:opacity="100%" style:font-name="Courier New" officeooo:rsid="03b8181e" style:font-name-complex="Courier New"/>
    </style:style>
    <style:style style:name="T129" style:family="text">
      <style:text-properties fo:color="#000000" loext:opacity="100%" style:font-name="Courier New" officeooo:rsid="03d81c7c" style:font-name-complex="Courier New"/>
    </style:style>
    <style:style style:name="T130" style:family="text">
      <style:text-properties fo:color="#000000" loext:opacity="100%" style:font-name="Courier New" officeooo:rsid="03bb832f" style:font-name-complex="Courier New"/>
    </style:style>
    <style:style style:name="T131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officeooo:rsid="0277dedb"/>
    </style:style>
    <style:style style:name="T139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officeooo:rsid="023d069c"/>
    </style:style>
    <style:style style:name="T141" style:family="text">
      <style:text-properties officeooo:rsid="021570c6"/>
    </style:style>
    <style:style style:name="T142" style:family="text">
      <style:text-properties officeooo:rsid="02984091"/>
    </style:style>
    <style:style style:name="T143" style:family="text">
      <style:text-properties officeooo:rsid="0298730b"/>
    </style:style>
    <style:style style:name="T14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5" style:family="text">
      <style:text-properties fo:font-style="normal" officeooo:rsid="023ec219" style:font-style-asian="normal" style:font-style-complex="normal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officeooo:rsid="0213f657"/>
    </style:style>
    <style:style style:name="T148" style:family="text">
      <style:text-properties fo:color="#000000" loext:opacity="100%" style:font-name="Courier New" style:font-name-complex="Courier New"/>
    </style:style>
    <style:style style:name="T14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9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0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0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4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officeooo:rsid="02b867ce"/>
    </style:style>
    <style:style style:name="T19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0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0" style:family="text">
      <style:text-properties officeooo:rsid="0391a834"/>
    </style:style>
    <style:style style:name="T211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3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officeooo:rsid="04144748"/>
    </style:style>
    <style:style style:name="T221" style:family="text">
      <style:text-properties officeooo:rsid="042d7d17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officeooo:rsid="04125c48" style:font-style-asian="italic" style:font-style-complex="italic"/>
    </style:style>
    <style:style style:name="T224" style:family="text">
      <style:text-properties fo:font-style="italic" officeooo:rsid="041182c7" style:font-style-asian="italic" style:font-style-complex="italic"/>
    </style:style>
    <style:style style:name="T225" style:family="text">
      <style:text-properties officeooo:rsid="04125c48"/>
    </style:style>
    <style:style style:name="T226" style:family="text">
      <style:text-properties officeooo:rsid="0424aa9b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officeooo:rsid="04283cfb" style:font-weight-asian="bold" style:font-weight-complex="bold"/>
    </style:style>
    <style:style style:name="T229" style:family="text">
      <style:text-properties fo:font-size="10pt" style:font-size-asian="10pt" style:font-size-complex="10pt"/>
    </style:style>
    <style:style style:name="T230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31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32" style:family="text">
      <style:text-properties fo:language="zxx" fo:country="none" style:language-asian="zxx" style:country-asian="none" style:language-complex="zxx" style:country-complex="none"/>
    </style:style>
    <style:style style:name="T233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4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1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4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ge</text:span></text:span><text:span text:style-name="Source_20_Text"><text:span text:style-name="T19">t</text:span></text:span><text:span text:style-name="Source_20_Text"><text:span text:style-name="T18">Type</text:span></text:span><text:span text:style-name="Source_20_Text"><text:span text:style-name="T17">(</text:span></text:span><text:span text:style-name="Source_20_Text"><text:span text:style-name="T20">val</text:span></text:span><text:span text:style-name="Source_20_Text"><text:span text:style-name="T17">[,</text:span></text:span><text:span text:style-name="Source_20_Text"><text:span text:style-name="T21">class</text:span></text:span><text:span text:style-name="Source_20_Text"><text:span text:style-name="T17">[,throw=false]</text:span></text:span><text:span text:style-name="Source_20_Text"><text:span text:style-name="T22">]</text:span></text:span><text:span text:style-name="Source_20_Text"><text:span text:style-name="T17">);</text:span></text:span></text:p>
            <text:p text:style-name="P8"><text:span text:style-name="Source_20_Text"><text:span text:style-name="T19">classof</text:span></text:span><text:span text:style-name="Source_20_Text"><text:span text:style-name="T15">(</text:span></text:span><text:span text:style-name="Source_20_Text"><text:span text:style-name="T20">val</text:span></text:span><text:span text:style-name="Source_20_Text"><text:span text:style-name="T15">[,</text:span></text:span><text:span text:style-name="Source_20_Text"><text:span text:style-name="T21">class</text:span></text:span><text:span text:style-name="Source_20_Text"><text:span text:style-name="T15">[,throw=false]</text:span></text:span><text:span text:style-name="Source_20_Text"><text:span text:style-name="T22">]</text:span></text:span><text:span text:style-name="Source_20_Text"><text:span text:style-name="T15">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9"><text:span text:style-name="Source_20_Text"><text:span text:style-name="T23">isSame</text:span></text:span><text:span text:style-name="Source_20_Text"><text:span text:style-name="T25">Class</text:span></text:span><text:span text:style-name="Source_20_Text"><text:span text:style-name="T23">(value1,value2)</text:span></text:span><text:span text:style-name="Source_20_Text"><text:span text:style-name="T24">;</text:span></text:span></text:p>
            <text:p text:style-name="P7"><text:span text:style-name="Source_20_Text"><text:span text:style-name="T15">isSameInstance(</text:span></text:span><text:span text:style-name="Source_20_Text"><text:span text:style-name="T26">v1</text:span></text:span><text:span text:style-name="Source_20_Text"><text:span text:style-name="T15">,</text:span></text:span><text:span text:style-name="Source_20_Text"><text:span text:style-name="T26">v2</text:span></text:span><text:span text:style-name="Source_20_Text"><text:span text:style-name="T15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7"><text:span text:style-name="Source_20_Text"><text:span text:style-name="T15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5">);</text:span></text:span></text:p>
            <text:p text:style-name="P11"><text:span text:style-name="Source_20_Text"><text:span text:style-name="T15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5">);</text:span></text:span></text:p>
            <text:p text:style-name="P11"><text:span text:style-name="Source_20_Text"><text:span text:style-name="T15">isNil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Numeric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Char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Function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</text:span></text:span><text:span text:style-name="Source_20_Text"><text:span text:style-name="T37">Callable</text:span></text:span><text:span text:style-name="Source_20_Text"><text:span text:style-name="T15">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8">isClass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8">);</text:span></text:span></text:p>
            <text:p text:style-name="P11"><text:span text:style-name="Source_20_Text"><text:span text:style-name="T15">isGenerator</text:span></text:span><text:span text:style-name="Source_20_Text"><text:span text:style-name="T39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15">isAsync</text:span></text:span><text:span text:style-name="Source_20_Text"><text:span text:style-name="T42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36">isAsyncGeneratorFn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36">);</text:span></text:span></text:p>
            <text:p text:style-name="P11"><text:span text:style-name="Source_20_Text"><text:span text:style-name="T15">isObjec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PlainObject(value)</text:span></text:span></text:p>
            <text:p text:style-name="P11"><text:span text:style-name="Source_20_Text"><text:span text:style-name="T36">isProxy(value);</text:span></text:span></text:p>
            <text:p text:style-name="P11"><text:span text:style-name="Source_20_Text"><text:span text:style-name="T15">isElemen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Regexp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Arraylike(value);</text:span></text:span></text:p>
            <text:p text:style-name="P11"><text:span text:style-name="Source_20_Text"><text:span text:style-name="T15">isTypedArray(value);</text:span></text:span></text:p>
            <text:p text:style-name="P11"><text:span text:style-name="Source_20_Text"><text:span text:style-name="T15">isIterator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Iterable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CoercedObject</text:span></text:span><text:span text:style-name="Source_20_Text"><text:span text:style-name="T45">(object);</text:span></text:span></text:p>
            <text:p text:style-name="P11"><text:span text:style-name="Source_20_Text"><text:span text:style-name="T15">isEmpty</text:span></text:span><text:span text:style-name="Source_20_Text"><text:span text:style-name="T27">Value</text:span></text:span><text:span text:style-name="Source_20_Text"><text:span text:style-name="T15">(value);</text:span></text:span></text:p>
            <text:p text:style-name="P12"><text:span text:style-name="Source_20_Text"><text:span text:style-name="T46">isIndex(v</text:span></text:span><text:span text:style-name="Source_20_Text"><text:span text:style-name="T47">alu</text:span></text:span><text:span text:style-name="Source_20_Text"><text:span text:style-name="T48">e</text:span></text:span><text:span text:style-name="Source_20_Text"><text:span text:style-name="T46">);</text:span></text:span></text:p>
            <text:p text:style-name="P12"><text:span text:style-name="Source_20_Text"><text:span text:style-name="T49">to</text:span></text:span><text:span text:style-name="Source_20_Text"><text:span text:style-name="T46">Index(va</text:span></text:span><text:span text:style-name="Source_20_Text"><text:span text:style-name="T50">lue</text:span></text:span><text:span text:style-name="Source_20_Text"><text:span text:style-name="T46">);</text:span></text:span></text:p>
            <text:p text:style-name="P13"><text:span text:style-name="Source_20_Text"><text:span text:style-name="T47">isLength</text:span></text:span><text:span text:style-name="Source_20_Text"><text:span text:style-name="T46">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);</text:span></text:span></text:p>
            <text:p text:style-name="P13"><text:span text:style-name="Source_20_Text"><text:span text:style-name="T51">toLength(value);</text:span></text:span></text:p>
            <text:p text:style-name="P14"><text:span text:style-name="Source_20_Text"><text:span text:style-name="T52">isPropertyKey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4"><text:span text:style-name="Source_20_Text"><text:span text:style-name="T52">toPropertyKey(v</text:span></text:span><text:span text:style-name="Source_20_Text"><text:span text:style-name="T54">alue</text:span></text:span><text:span text:style-name="Source_20_Text"><text:span text:style-name="T52">);</text:span></text:span></text:p>
            <text:p text:style-name="P15"><text:span text:style-name="Source_20_Text"><text:span text:style-name="T52">isPrimitive(v</text:span></text:span><text:span text:style-name="Source_20_Text"><text:span text:style-name="T55">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5"><text:span text:style-name="Source_20_Text"><text:span text:style-name="T57">toPrimitive</text:span></text:span><text:span text:style-name="Source_20_Text"><text:span text:style-name="T58">Value</text:span></text:span><text:span text:style-name="Source_20_Text"><text:span text:style-name="T57">(valu</text:span></text:span><text:span text:style-name="Source_20_Text"><text:span text:style-name="T54">e</text:span></text:span><text:span text:style-name="Source_20_Text"><text:span text:style-name="T57">);</text:span></text:span></text:p>
          </table:table-cell>
          <table:table-cell table:style-name="Table1.D2" table:number-rows-spanned="4" office:value-type="string">
            <text:p text:style-name="P16"><text:span text:style-name="Source_20_Text"><text:span text:style-name="T15">qsa(selector[,context]).forEach(c</text:span></text:span><text:span text:style-name="Source_20_Text"><text:span text:style-name="T59">a</text:span></text:span><text:span text:style-name="Source_20_Text"><text:span text:style-name="T60">llback</text:span></text:span><text:span text:style-name="Source_20_Text"><text:span text:style-name="T15">);</text:span></text:span></text:p>
            <text:p text:style-name="P16"><text:span text:style-name="Source_20_Text"><text:span text:style-name="T15">qs(selector[,context]);</text:span></text:span></text:p>
            <text:p text:style-name="P16"><text:span text:style-name="Source_20_Text"><text:span text:style-name="T15">domReady(c</text:span></text:span><text:span text:style-name="Source_20_Text"><text:span text:style-name="T59">allback</text:span></text:span><text:span text:style-name="Source_20_Text"><text:span text:style-name="T15">);</text:span></text:span></text:p>
            <text:p text:style-name="P16"><text:span text:style-name="Source_20_Text"><text:span text:style-name="T61">domClear(e</text:span></text:span><text:span text:style-name="Source_20_Text"><text:span text:style-name="T62">lement</text:span></text:span><text:span text:style-name="Source_20_Text"><text:span text:style-name="T61">);</text:span></text:span></text:p>
            <text:p text:style-name="P16"><text:span text:style-name="Source_20_Text"><text:span text:style-name="T15">domCreate(type[,properties[,innerHTML]]);</text:span></text:span></text:p>
            <text:p text:style-name="P16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6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6"><text:span text:style-name="Source_20_Text"><text:span text:style-name="T15">domGetCSS(element</text:span></text:span><text:span text:style-name="Source_20_Text"><text:span text:style-name="T63">[</text:span></text:span><text:span text:style-name="Source_20_Text"><text:span text:style-name="T15">,property</text:span></text:span><text:span text:style-name="Source_20_Text"><text:span text:style-name="T64">]</text:span></text:span><text:span text:style-name="Source_20_Text"><text:span text:style-name="T15">);</text:span></text:span></text:p>
            <text:p text:style-name="P16"><text:span text:style-name="Source_20_Text"><text:span text:style-name="T15">domSetCSS(element,property,value);</text:span></text:span></text:p>
            <text:p text:style-name="P16"><text:span text:style-name="Source_20_Text"><text:span text:style-name="T15">domSetCSS(element,properties);</text:span></text:span></text:p>
            <text:p text:style-name="P16"><text:span text:style-name="Source_20_Text"><text:span text:style-name="T15">domFadeIn(element[,duration[,display]]);</text:span></text:span></text:p>
            <text:p text:style-name="P16"><text:span text:style-name="Source_20_Text"><text:span text:style-name="T15">domFadeOut(element[,duration]); </text:span></text:span></text:p>
            <text:p text:style-name="P16"><text:span text:style-name="Source_20_Text"><text:span text:style-name="T15">domFadeToggle(eleme</text:span></text:span><text:span text:style-name="Source_20_Text"><text:span text:style-name="T65">nt</text:span></text:span><text:span text:style-name="Source_20_Text"><text:span text:style-name="T15">[,duration[,display]]);</text:span></text:span></text:p>
            <text:p text:style-name="P16"><text:span text:style-name="Source_20_Text"><text:span text:style-name="T15">domShow(element[,display]);</text:span></text:span></text:p>
            <text:p text:style-name="P16"><text:span text:style-name="Source_20_Text"><text:span text:style-name="T15">domHide(e</text:span></text:span><text:span text:style-name="Source_20_Text"><text:span text:style-name="T66">le</text:span></text:span><text:span text:style-name="Source_20_Text"><text:span text:style-name="T67">ment</text:span></text:span><text:span text:style-name="Source_20_Text"><text:span text:style-name="T15">);</text:span></text:span></text:p>
            <text:p text:style-name="P16"><text:span text:style-name="Source_20_Text"><text:span text:style-name="T15">domToggle(element[,display]);</text:span></text:span></text:p>
            <text:p text:style-name="P16"><text:span text:style-name="Source_20_Text"><text:span text:style-name="T15">domIsHidden(element);</text:span></text:span></text:p>
            <text:p text:style-name="P16"><text:span text:style-name="Source_20_Text"><text:span text:style-name="T68">domScrollToTop();</text:span></text:span><text:span text:style-name="Source_20_Text"><text:span text:style-name="T69"> </text:span></text:span><text:span text:style-name="Source_20_Text"><text:span text:style-name="T70">and </text:span></text:span><text:span text:style-name="Source_20_Text"><text:span text:style-name="T71">domScrollToBottom();</text:span></text:span></text:p>
            <text:p text:style-name="P16"><text:span text:style-name="Source_20_Text"><text:span text:style-name="T15">domScrollToElement(element[,top=true]);<text:line-break/>domSiblings(element);</text:span></text:span></text:p>
            <text:p text:style-name="P16"><text:span text:style-name="Source_20_Text"><text:span text:style-name="T15">domSiblingsPrev(element);</text:span></text:span></text:p>
            <text:p text:style-name="P16"><text:span text:style-name="Source_20_Text"><text:span text:style-name="T15">domSiblings</text:span></text:span><text:span text:style-name="Source_20_Text"><text:span text:style-name="T72">Left</text:span></text:span><text:span text:style-name="Source_20_Text"><text:span text:style-name="T15">(element);</text:span></text:span></text:p>
            <text:p text:style-name="P16"><text:span text:style-name="Source_20_Text"><text:span text:style-name="T15">domSiblingsNext(element);</text:span></text:span></text:p>
            <text:p text:style-name="P16"><text:span text:style-name="Source_20_Text"><text:span text:style-name="T15">domSiblings</text:span></text:span><text:span text:style-name="Source_20_Text"><text:span text:style-name="T72">Right</text:span></text:span><text:span text:style-name="Source_20_Text"><text:span text:style-name="T15">(element);</text:span></text:span></text:p>
            <text:p text:style-name="P16"><text:span text:style-name="Source_20_Text"><text:span text:style-name="T73">domGetC</text:span></text:span><text:span text:style-name="Source_20_Text"><text:span text:style-name="T74">SS</text:span></text:span><text:span text:style-name="Source_20_Text"><text:span text:style-name="T73">Var(name);</text:span></text:span></text:p>
            <text:p text:style-name="P16"><text:span text:style-name="Source_20_Text"><text:span text:style-name="T15">domSetC</text:span></text:span><text:span text:style-name="Source_20_Text"><text:span text:style-name="T74">SS</text:span></text:span><text:span text:style-name="Source_20_Text"><text:span text:style-name="T15">Var(</text:span></text:span><text:span text:style-name="Source_20_Text"><text:span text:style-name="T73">n</text:span></text:span><text:span text:style-name="Source_20_Text"><text:span text:style-name="T15">a</text:span></text:span><text:span text:style-name="Source_20_Text"><text:span text:style-name="T73">me</text:span></text:span><text:span text:style-name="Source_20_Text"><text:span text:style-name="T15">,</text:span></text:span><text:span text:style-name="Source_20_Text"><text:span text:style-name="T73">v</text:span></text:span><text:span text:style-name="Source_20_Text"><text:span text:style-name="T15">a</text:span></text:span><text:span text:style-name="Source_20_Text"><text:span text:style-name="T73">lue</text:span></text:span><text:span text:style-name="Source_20_Text"><text:span text:style-name="T15">);</text:span></text:span></text:p>
            <text:p text:style-name="P16"><text:span text:style-name="Source_20_Text"><text:span text:style-name="T15">importScript(script1[,scriptN]);</text:span></text:span></text:p>
            <text:p text:style-name="P16"><text:span text:style-name="Source_20_Text"><text:span text:style-name="T15">importStyle(style1[,styleN]);</text:span></text:span></text:p>
            <text:p text:style-name="P17"><text:span text:style-name="Source_20_Text"><text:span text:style-name="T15">setFullscreenOn(selector</text:span></text:span><text:span text:style-name="Source_20_Text"><text:span text:style-name="T75">);</text:span></text:span></text:p>
            <text:p text:style-name="P17"><text:span text:style-name="Source_20_Text"><text:span text:style-name="T15">setFullscreenOn(element);</text:span></text:span></text:p>
            <text:p text:style-name="P16"><text:span text:style-name="Source_20_Text"><text:span text:style-name="T15">setFullscreenOff();</text:span></text:span></text:p>
            <text:p text:style-name="P18"><text:span text:style-name="Source_20_Text"><text:span text:style-name="T15">getFullscreen();<text:line-break/>form2array(form);</text:span></text:span></text:p>
            <text:p text:style-name="P18"><text:span text:style-name="Source_20_Text"><text:span text:style-name="T15">form2string(form);</text:span></text:span></text:p>
            <text:p text:style-name="P16"><text:span text:style-name="Source_20_Text"><text:span text:style-name="T15">getDoNotTrack();</text:span></text:span></text:p>
            <text:p text:style-name="P18"><text:span text:style-name="Source_20_Text"><text:span text:style-name="T15">getLocation(success[,error]);</text:span></text:span></text:p>
            <text:p text:style-name="P18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19"><text:span text:style-name="Source_20_Text"><text:span text:style-name="T15">constant(value);</text:span></text:span></text:p>
            <text:p text:style-name="P19"><text:span text:style-name="Source_20_Text"><text:span text:style-name="T76">identity(value);</text:span></text:span></text:p>
            <text:p text:style-name="P19"><text:span text:style-name="Source_20_Text"><text:span text:style-name="T15">noop();</text:span></text:span></text:p>
            <text:p text:style-name="P19"><text:span text:style-name="Source_20_Text"><text:span text:style-name="T15">T();</text:span></text:span></text:p>
            <text:p text:style-name="P19"><text:span text:style-name="Source_20_Text"><text:span text:style-name="T77">F();</text:span></text:span></text:p>
          </table:table-cell>
          <table:table-cell table:style-name="Table1.B2" office:value-type="string">
            <text:p text:style-name="P19"><text:span text:style-name="Source_20_Text"><text:span text:style-name="T15">asyncConstant(</text:span></text:span><text:span text:style-name="Source_20_Text"><text:span text:style-name="T78">value</text:span></text:span><text:span text:style-name="Source_20_Text"><text:span text:style-name="T15">);</text:span></text:span></text:p>
            <text:p text:style-name="P19"><text:span text:style-name="Source_20_Text"><text:span text:style-name="T15">asyncIdentity(</text:span></text:span><text:span text:style-name="Source_20_Text"><text:span text:style-name="T78">value</text:span></text:span><text:span text:style-name="Source_20_Text"><text:span text:style-name="T15">);</text:span></text:span></text:p>
            <text:p text:style-name="P19"><text:span text:style-name="Source_20_Text"><text:span text:style-name="T15">asyncNoop();</text:span></text:span></text:p>
            <text:p text:style-name="P19"><text:span text:style-name="Source_20_Text"><text:span text:style-name="T15">async</text:span></text:span><text:span text:style-name="Source_20_Text"><text:span text:style-name="T79">T</text:span></text:span><text:span text:style-name="Source_20_Text"><text:span text:style-name="T15">();</text:span></text:span></text:p>
            <text:p text:style-name="P19"><text:span text:style-name="Source_20_Text"><text:span text:style-name="T15">async</text:span></text:span><text:span text:style-name="Source_20_Text"><text:span text:style-name="T79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0"><text:span text:style-name="Source_20_Text"><text:span text:style-name="T8">BASE16; BASE</text:span></text:span><text:span text:style-name="Source_20_Text"><text:span text:style-name="T80">32; BASE36; BASE58; BASE62;</text:span></text:span></text:p>
            <text:p text:style-name="P21"><text:span text:style-name="Source_20_Text"><text:span text:style-name="T80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 table:style-name="Table1.5">
          <table:table-cell table:style-name="Table1.A5" table:number-columns-spanned="2" office:value-type="string">
            <text:p text:style-name="P22"><text:span text:style-name="Source_20_Text"><text:span text:style-name="T81">toObject(v</text:span></text:span><text:span text:style-name="Source_20_Text"><text:span text:style-name="T82">alu</text:span></text:span><text:span text:style-name="Source_20_Text"><text:span text:style-name="T83">e</text:span></text:span><text:span text:style-name="Source_20_Text"><text:span text:style-name="T81">);</text:span></text:span></text:p>
            <text:p text:style-name="P21"><text:span text:style-name="Source_20_Text"><text:span text:style-name="T15">extend([deep,]target,source1[,s</text:span></text:span><text:span text:style-name="Source_20_Text"><text:span text:style-name="T84">ou</text:span></text:span><text:span text:style-name="Source_20_Text"><text:span text:style-name="T15">rc</text:span></text:span><text:span text:style-name="Source_20_Text"><text:span text:style-name="T84">e</text:span></text:span><text:span text:style-name="Source_20_Text"><text:span text:style-name="T15">N]);</text:span></text:span></text:p>
            <text:p text:style-name="P21"><text:span text:style-name="Source_20_Text"><text:span text:style-name="T15">deleteOwnProperty(</text:span></text:span><text:span text:style-name="Source_20_Text"><text:span text:style-name="T85">obj</text:span></text:span><text:span text:style-name="Source_20_Text"><text:span text:style-name="T15">,</text:span></text:span><text:span text:style-name="Source_20_Text"><text:span text:style-name="T85">prop</text:span></text:span><text:span text:style-name="Source_20_Text"><text:span text:style-name="T15">[,Throw=false]);</text:span></text:span></text:p>
            <text:p text:style-name="P21"><text:span text:style-name="Source_20_Text"><text:span text:style-name="T15">sizeIn(o</text:span></text:span><text:span text:style-name="Source_20_Text"><text:span text:style-name="T86">bje</text:span></text:span><text:span text:style-name="Source_20_Text"><text:span text:style-name="T87">ct</text:span></text:span><text:span text:style-name="Source_20_Text"><text:span text:style-name="T15">);</text:span></text:span></text:p>
            <text:p text:style-name="P21"><text:span text:style-name="Source_20_Text"><text:span text:style-name="T15">pick(object,keys);</text:span></text:span></text:p>
            <text:p text:style-name="P23"><text:span text:style-name="Source_20_Text"><text:span text:style-name="T88">omit</text:span></text:span><text:span text:style-name="Source_20_Text"><text:span text:style-name="T15">(object,keys);</text:span></text:span></text:p>
            <text:p text:style-name="P23"><text:span text:style-name="Source_20_Text"><text:span text:style-name="T15">assoc(object,key,value);</text:span></text:span></text:p>
            <text:p text:style-name="P24"><text:span text:style-name="Source_20_Text"><text:span text:style-name="T15">createPolyfillMethod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2">alu</text:span></text:span><text:span text:style-name="Source_20_Text"><text:span text:style-name="T93">e</text:span></text:span><text:span text:style-name="Source_20_Text"><text:span text:style-name="T15">);</text:span></text:span></text:p>
            <text:p text:style-name="P24"><text:span text:style-name="Source_20_Text"><text:span text:style-name="T15">createPolyfillProperty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4">alu</text:span></text:span><text:span text:style-name="Source_20_Text"><text:span text:style-name="T95">e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randomBoolean</text:span></text:span><text:span text:style-name="Source_20_Text"><text:span text:style-name="T77">();</text:span></text:span></text:p>
            <text:p text:style-name="P25"><text:span text:style-name="Source_20_Text"><text:span text:style-name="T96">r</text:span></text:span><text:span text:style-name="Source_20_Text"><text:span text:style-name="T77">andomUUIDv7</text:span></text:span><text:span text:style-name="Source_20_Text"><text:span text:style-name="T97">();</text:span></text:span></text:p>
            <text:p text:style-name="P24"><text:span text:style-name="Source_20_Text"><text:span text:style-name="T98">timestampID([size=21[,alphabet=</text:span></text:span><text:span text:style-name="Source_20_Text"><text:span text:style-name="T99">"ABCDEFGHIJKLMNOPQRSTUVWXYZabcdefghijklmnopqrstuvwxyz0123456789_-"</text:span></text:span><text:span text:style-name="Source_20_Text"><text:span text:style-name="T98">]]);</text:span></text:span></text:p>
            <text:p text:style-name="P24"><text:span text:style-name="Source_20_Text"><text:span text:style-name="T8">nanoid([size=21[,alphabet="123456789ABCDEFGHJKLMNPQRSTUVWXYZabcdefghijkmnopqrstuvwxyz"]]);</text:span></text:span></text:p>
            <text:p text:style-name="P25"><text:span text:style-name="Source_20_Text"><text:span text:style-name="T15">getUrlVars([str=location.search]);</text:span></text:span></text:p>
            <text:p text:style-name="P25"><text:span text:style-name="Source_20_Text"><text:span text:style-name="T15">obj2string(object);</text:span></text:span></text:p>
            <text:p text:style-name="P26"><text:span text:style-name="Source_20_Text"><text:span text:style-name="T15">delay(mi</text:span></text:span><text:span text:style-name="Source_20_Text"><text:span text:style-name="T100">lis</text:span></text:span><text:span text:style-name="Source_20_Text"><text:span text:style-name="T15">e</text:span></text:span><text:span text:style-name="Source_20_Text"><text:span text:style-name="T100">c</text:span></text:span><text:span text:style-name="Source_20_Text"><text:span text:style-name="T15">).then(callback);</text:span></text:span></text:p>
            <text:p text:style-name="P24"><text:span text:style-name="Source_20_Text"><text:span text:style-name="T15">bind(</text:span></text:span><text:span text:style-name="Source_20_Text"><text:span text:style-name="T101">function</text:span></text:span><text:span text:style-name="Source_20_Text"><text:span text:style-name="T15">,context);</text:span></text:span></text:p>
            <text:p text:style-name="P24"><text:span text:style-name="Source_20_Text"><text:span text:style-name="T102">unBind</text:span></text:span><text:span text:style-name="Source_20_Text"><text:span text:style-name="T103">(</text:span></text:span><text:span text:style-name="Source_20_Text"><text:span text:style-name="T104">f</text:span></text:span><text:span text:style-name="Source_20_Text"><text:span text:style-name="T105">unction</text:span></text:span><text:span text:style-name="Source_20_Text"><text:span text:style-name="T103">);</text:span></text:span></text:p>
            <text:p text:style-name="P24"><text:span text:style-name="Source_20_Text"><text:span text:style-name="T103">curry(function);</text:span></text:span></text:p>
            <text:p text:style-name="P24"><text:span text:style-name="Source_20_Text"><text:span text:style-name="T103">compose(function1[,functionN]);</text:span></text:span></text:p>
            <text:p text:style-name="P24"><text:span text:style-name="Source_20_Text"><text:span text:style-name="T103">pipe(function1[,functionN]);</text:span></text:span></text:p>
            <text:p text:style-name="P27"><text:span text:style-name="Source_20_Text"><text:span text:style-name="T106">once(function);</text:span></text:span><text:span text:style-name="T106"/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8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9">String API</text:p>
          </table:table-cell>
          <table:table-cell table:style-name="Table5.A1" office:value-type="string">
            <text:p text:style-name="P30"><text:span text:style-name="Source_20_Text"><text:span text:style-name="T107">Assertion API</text:span></text:span></text:p>
          </table:table-cell>
          <table:table-cell table:style-name="Table5.C1" office:value-type="string">
            <text:p text:style-name="P31">Math API</text:p>
          </table:table-cell>
        </table:table-row>
        <table:table-row table:style-name="Table5.2">
          <table:table-cell table:style-name="Table5.A2" office:value-type="string">
            <text:p text:style-name="P21"><text:span text:style-name="Source_20_Text"><text:span text:style-name="T15"/></text:span></text:p>
            <text:p text:style-name="P25"><text:span text:style-name="Source_20_Text"><text:span text:style-name="T15">b64Decode(s</text:span></text:span><text:span text:style-name="Source_20_Text"><text:span text:style-name="T66">tri</text:span></text:span><text:span text:style-name="Source_20_Text"><text:span text:style-name="T33">ng</text:span></text:span><text:span text:style-name="Source_20_Text"><text:span text:style-name="T15">);</text:span></text:span></text:p>
            <text:p text:style-name="P21"><text:span text:style-name="Source_20_Text"><text:span text:style-name="T15"/></text:span></text:p>
            <text:p text:style-name="P32"><text:span text:style-name="Source_20_Text"><text:span text:style-name="T15">b64Encode(string);</text:span></text:span></text:p>
            <text:p text:style-name="P32"><text:span text:style-name="Source_20_Text"><text:span text:style-name="T15"/></text:span></text:p>
            <text:p text:style-name="P25"><text:span text:style-name="Source_20_Text"><text:span text:style-name="T15">strAt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,index[,newChar]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Capitalize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CodePoints(s</text:span></text:span><text:span text:style-name="Source_20_Text"><text:span text:style-name="T112">t</text:span></text:span><text:span text:style-name="Source_20_Text"><text:span text:style-name="T113">ri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DownFirst(s</text:span></text:span><text:span text:style-name="Source_20_Text"><text:span text:style-name="T114">tri</text:span></text:span><text:span text:style-name="Source_20_Text"><text:span text:style-name="T101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FromCodePoints(i</text:span></text:span><text:span text:style-name="Source_20_Text"><text:span text:style-name="T115">terator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HTMLEscape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</text:span></text:span><text:span text:style-name="Source_20_Text"><text:span text:style-name="T116">HTML</text:span></text:span><text:span text:style-name="Source_20_Text"><text:span text:style-name="T15">RemoveTags(string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HTML</text:span></text:span><text:span text:style-name="Source_20_Text"><text:span text:style-name="T117">Un</text:span></text:span><text:span text:style-name="Source_20_Text"><text:span text:style-name="T15">Escape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Proper</text:span></text:span><text:span text:style-name="Source_20_Text"><text:span text:style-name="T118">c</text:span></text:span><text:span text:style-name="Source_20_Text"><text:span text:style-name="T15">ase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5">); </text:span></text:span></text:p>
            <text:p text:style-name="P21"><text:span text:style-name="Source_20_Text"><text:span text:style-name="T119"/></text:span></text:p>
            <text:p text:style-name="P25"><text:span text:style-name="Source_20_Text"><text:span text:style-name="T15">strReverse(s</text:span></text:span><text:span text:style-name="Source_20_Text"><text:span text:style-name="T43">t</text:span></text:span><text:span text:style-name="Source_20_Text"><text:span text:style-name="T111">ring</text:span></text:span><text:span text:style-name="Source_20_Text"><text:span text:style-name="T15">);</text:span></text:span></text:p>
            <text:p text:style-name="P25"><text:span text:style-name="Source_20_Text"><text:span text:style-name="T119"/></text:span></text:p>
            <text:p text:style-name="P25"><text:span text:style-name="Source_20_Text"><text:span text:style-name="T15">strSplice(</text:span></text:span><text:span text:style-name="Source_20_Text"><text:span text:style-name="T108">str</text:span></text:span><text:span text:style-name="Source_20_Text"><text:span text:style-name="T28">ing</text:span></text:span><text:span text:style-name="Source_20_Text"><text:span text:style-name="T15">,index,count[,add</text:span></text:span><text:span text:style-name="Source_20_Text"><text:span text:style-name="T120">]);</text:span></text:span></text:p>
            <text:p text:style-name="P25"><text:span text:style-name="Source_20_Text"><text:span text:style-name="T119"/></text:span></text:p>
            <text:p text:style-name="P25"><text:span text:style-name="Source_20_Text"><text:span text:style-name="T119">s</text:span></text:span><text:span text:style-name="Source_20_Text"><text:span text:style-name="T15">tr</text:span></text:span><text:span text:style-name="Source_20_Text"><text:span text:style-name="T121">T</text:span></text:span><text:span text:style-name="Source_20_Text"><text:span text:style-name="T122">itle</text:span></text:span><text:span text:style-name="Source_20_Text"><text:span text:style-name="T118">c</text:span></text:span><text:span text:style-name="Source_20_Text"><text:span text:style-name="T15">ase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5">);</text:span></text:span></text:p>
            <text:p text:style-name="P21"><text:span text:style-name="Source_20_Text"><text:span text:style-name="T15"/></text:span></text:p>
            <text:p text:style-name="P25"><text:span text:style-name="Source_20_Text"><text:span text:style-name="T123">strTruncate(st</text:span></text:span><text:span text:style-name="Source_20_Text"><text:span text:style-name="T113">ring</text:span></text:span><text:span text:style-name="Source_20_Text"><text:span text:style-name="T123">);</text:span></text:span></text:p>
            <text:p text:style-name="P25"><text:span text:style-name="Source_20_Text"><text:span text:style-name="T123"/></text:span></text:p>
            <text:p text:style-name="P25"><text:span text:style-name="Source_20_Text"><text:span text:style-name="T15">strUpFirst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5">);</text:span></text:span></text:p>
          </table:table-cell>
          <table:table-cell table:style-name="Table5.B2" office:value-type="string">
            <text:p text:style-name="P33"><text:span text:style-name="Source_20_Text"><text:span text:style-name="T113"/></text:span></text:p>
            <text:p text:style-name="P33"><text:span text:style-name="Source_20_Text"><text:span text:style-name="T113">a</text:span></text:span><text:span text:style-name="Source_20_Text"><text:span text:style-name="T15">ssert</text:span></text:span><text:span text:style-name="Source_20_Text"><text:span text:style-name="T113">(condition[,message</text:span></text:span><text:span text:style-name="Source_20_Text"><text:span text:style-name="T124">|error</text:span></text:span><text:span text:style-name="Source_20_Text"><text:span text:style-name="T113">]);</text:span></text:span></text:p>
            <text:p text:style-name="P34"><text:span text:style-name="Source_20_Text"><text:span text:style-name="T113">assertTrue(condition[,message</text:span></text:span><text:span text:style-name="Source_20_Text"><text:span text:style-name="T124">|error</text:span></text:span><text:span text:style-name="Source_20_Text"><text:span text:style-name="T113">]);</text:span></text:span></text:p>
            <text:p text:style-name="P35"><text:span text:style-name="Source_20_Text"><text:span text:style-name="T113"/></text:span></text:p>
            <text:p text:style-name="P34"><text:span text:style-name="Source_20_Text"><text:span text:style-name="T113">assertFalse(condition[,message</text:span></text:span><text:span text:style-name="Source_20_Text"><text:span text:style-name="T124">|error</text:span></text:span><text:span text:style-name="Source_20_Text"><text:span text:style-name="T113">]);</text:span></text:span></text:p>
            <text:p text:style-name="P35"><text:span text:style-name="Source_20_Text"><text:span text:style-name="T113"/></text:span></text:p>
            <text:p text:style-name="P36"><text:span text:style-name="Source_20_Text"><text:span text:style-name="T125">assertThrows</text:span></text:span><text:span text:style-name="Source_20_Text"><text:span text:style-name="T126">(callback[,message</text:span></text:span><text:span text:style-name="Source_20_Text"><text:span text:style-name="T124">|error</text:span></text:span><text:span text:style-name="Source_20_Text"><text:span text:style-name="T126">]);</text:span></text:span></text:p>
            <text:p text:style-name="P37"><text:span text:style-name="Source_20_Text"><text:span text:style-name="T126"/></text:span></text:p>
            <text:p text:style-name="P38"><text:span text:style-name="Source_20_Text"><text:span text:style-name="T127">assertFail(m</text:span></text:span><text:span text:style-name="Source_20_Text"><text:span text:style-name="T128">essage</text:span></text:span><text:span text:style-name="Source_20_Text"><text:span text:style-name="T129">|</text:span></text:span><text:span text:style-name="Source_20_Text"><text:span text:style-name="T130">error</text:span></text:span><text:span text:style-name="Source_20_Text"><text:span text:style-name="T127">);</text:span></text:span></text:p>
            <text:p text:style-name="P39"><text:span text:style-name="Source_20_Text"><text:span text:style-name="T113"/></text:span></text:p>
            <text:p text:style-name="P34"><text:span text:style-name="Source_20_Text"><text:span text:style-name="T113">assertEqual(value1,value2[,message</text:span></text:span><text:span text:style-name="Source_20_Text"><text:span text:style-name="T124">|error</text:span></text:span><text:span text:style-name="Source_20_Text"><text:span text:style-name="T113">]);</text:span></text:span></text:p>
            <text:p text:style-name="P34"><text:span text:style-name="Source_20_Text"><text:span text:style-name="T113">assertNotEqual</text:span></text:span><text:span text:style-name="Source_20_Text"><text:span text:style-name="T131">(</text:span></text:span><text:span text:style-name="Source_20_Text"><text:span text:style-name="T113">value1,value2[,message</text:span></text:span><text:span text:style-name="Source_20_Text"><text:span text:style-name="T124">|error</text:span></text:span><text:span text:style-name="Source_20_Text"><text:span text:style-name="T113">]);</text:span></text:span></text:p>
            <text:p text:style-name="P39"><text:span text:style-name="Source_20_Text"><text:span text:style-name="T113"/></text:span></text:p>
            <text:p text:style-name="P34"><text:span text:style-name="Source_20_Text"><text:span text:style-name="T113">assertStrictEqual</text:span></text:span><text:span text:style-name="Source_20_Text"><text:span text:style-name="T132">(</text:span></text:span><text:span text:style-name="Source_20_Text"><text:span text:style-name="T113">value1,value2[,message</text:span></text:span><text:span text:style-name="Source_20_Text"><text:span text:style-name="T124">|error</text:span></text:span><text:span text:style-name="Source_20_Text"><text:span text:style-name="T113">]);</text:span></text:span></text:p>
            <text:p text:style-name="P34"><text:span text:style-name="Source_20_Text"><text:span text:style-name="T113">assertNotStrictEqual</text:span></text:span><text:span text:style-name="Source_20_Text"><text:span text:style-name="T132">(</text:span></text:span><text:span text:style-name="Source_20_Text"><text:span text:style-name="T113">value1,value2[,message</text:span></text:span><text:span text:style-name="Source_20_Text"><text:span text:style-name="T124">|error</text:span></text:span><text:span text:style-name="Source_20_Text"><text:span text:style-name="T113">]);</text:span></text:span></text:p>
            <text:p text:style-name="P39"><text:span text:style-name="Source_20_Text"><text:span text:style-name="T113"/></text:span></text:p>
            <text:p text:style-name="P34"><text:span text:style-name="Source_20_Text"><text:span text:style-name="T113">assertDeepEqual</text:span></text:span><text:span text:style-name="Source_20_Text"><text:span text:style-name="T132">(</text:span></text:span><text:span text:style-name="Source_20_Text"><text:span text:style-name="T113">value1,value2[,message</text:span></text:span><text:span text:style-name="Source_20_Text"><text:span text:style-name="T124">|error</text:span></text:span><text:span text:style-name="Source_20_Text"><text:span text:style-name="T113">]);</text:span></text:span></text:p>
            <text:p text:style-name="P34"><text:span text:style-name="Source_20_Text"><text:span text:style-name="T113">assertNotDeepEqual</text:span></text:span><text:span text:style-name="Source_20_Text"><text:span text:style-name="T132">(</text:span></text:span><text:span text:style-name="Source_20_Text"><text:span text:style-name="T113">value1,value2[,message</text:span></text:span><text:span text:style-name="Source_20_Text"><text:span text:style-name="T124">|error</text:span></text:span><text:span text:style-name="Source_20_Text"><text:span text:style-name="T113">]);</text:span></text:span></text:p>
            <text:p text:style-name="P39"><text:span text:style-name="Source_20_Text"><text:span text:style-name="T113"/></text:span></text:p>
            <text:p text:style-name="P34"><text:span text:style-name="Source_20_Text"><text:span text:style-name="T113">assertDeepStrictEqual</text:span></text:span><text:span text:style-name="Source_20_Text"><text:span text:style-name="T132">(</text:span></text:span><text:span text:style-name="Source_20_Text"><text:span text:style-name="T113">value1,value2[,message</text:span></text:span><text:span text:style-name="Source_20_Text"><text:span text:style-name="T124">|error</text:span></text:span><text:span text:style-name="Source_20_Text"><text:span text:style-name="T113">]);</text:span></text:span></text:p>
            <text:p text:style-name="P34"><text:span text:style-name="Source_20_Text"><text:span text:style-name="T113">assertNotDeepStrictEqual</text:span></text:span><text:span text:style-name="Source_20_Text"><text:span text:style-name="T132">(</text:span></text:span><text:span text:style-name="Source_20_Text"><text:span text:style-name="T113">value1,value2[,</text:span></text:span><text:span text:style-name="Source_20_Text"><text:span text:style-name="T124">message|error</text:span></text:span><text:span text:style-name="Source_20_Text"><text:span text:style-name="T113">]);</text:span></text:span></text:p>
            <text:p text:style-name="P40"/>
            <text:p text:style-name="P34"><text:span text:style-name="Source_20_Text"><text:span text:style-name="T113">assertType</text:span></text:span><text:span text:style-name="Source_20_Text"><text:span text:style-name="T133">Of</text:span></text:span><text:span text:style-name="Source_20_Text"><text:span text:style-name="T113">(value,type</text:span></text:span><text:span text:style-name="Source_20_Text"><text:span text:style-name="T134">[,message</text:span></text:span><text:span text:style-name="Source_20_Text"><text:span text:style-name="T124">|error</text:span></text:span><text:span text:style-name="Source_20_Text"><text:span text:style-name="T134">]</text:span></text:span><text:span text:style-name="Source_20_Text"><text:span text:style-name="T113">);</text:span></text:span></text:p>
            <text:p text:style-name="P34"><text:span text:style-name="Source_20_Text"><text:span text:style-name="T113">assert</text:span></text:span><text:span text:style-name="Source_20_Text"><text:span text:style-name="T135">Not</text:span></text:span><text:span text:style-name="Source_20_Text"><text:span text:style-name="T113">Type</text:span></text:span><text:span text:style-name="Source_20_Text"><text:span text:style-name="T133">Of</text:span></text:span><text:span text:style-name="Source_20_Text"><text:span text:style-name="T113">(</text:span></text:span><text:span text:style-name="Source_20_Text"><text:span text:style-name="T136">value,</text:span></text:span><text:span text:style-name="Source_20_Text"><text:span text:style-name="T124">type</text:span></text:span><text:span text:style-name="Source_20_Text"><text:span text:style-name="T134">[,message</text:span></text:span><text:span text:style-name="Source_20_Text"><text:span text:style-name="T124">|error</text:span></text:span><text:span text:style-name="Source_20_Text"><text:span text:style-name="T134">]</text:span></text:span><text:span text:style-name="Source_20_Text"><text:span text:style-name="T113">);</text:span></text:span></text:p>
            <text:p text:style-name="P39"><text:span text:style-name="Source_20_Text"><text:span text:style-name="T125"/></text:span></text:p>
            <text:p text:style-name="P34"><text:span text:style-name="Source_20_Text"><text:span text:style-name="T113">assert</text:span></text:span><text:span text:style-name="Source_20_Text"><text:span text:style-name="T133">InstanceOf</text:span></text:span><text:span text:style-name="Source_20_Text"><text:span text:style-name="T113">(</text:span></text:span><text:span text:style-name="Source_20_Text"><text:span text:style-name="T136">value,</text:span></text:span><text:span text:style-name="Source_20_Text"><text:span text:style-name="T133">constructor</text:span></text:span><text:span text:style-name="Source_20_Text"><text:span text:style-name="T134">[,message</text:span></text:span><text:span text:style-name="Source_20_Text"><text:span text:style-name="T124">|error</text:span></text:span><text:span text:style-name="Source_20_Text"><text:span text:style-name="T134">]</text:span></text:span><text:span text:style-name="Source_20_Text"><text:span text:style-name="T113">);</text:span></text:span></text:p>
            <text:p text:style-name="P34"><text:span text:style-name="Source_20_Text"><text:span text:style-name="T113">assert</text:span></text:span><text:span text:style-name="Source_20_Text"><text:span text:style-name="T135">Not</text:span></text:span><text:span text:style-name="Source_20_Text"><text:span text:style-name="T133">InstanceOf</text:span></text:span><text:span text:style-name="Source_20_Text"><text:span text:style-name="T113">(</text:span></text:span><text:span text:style-name="Source_20_Text"><text:span text:style-name="T136">value,</text:span></text:span><text:span text:style-name="Source_20_Text"><text:span text:style-name="T133">constructor</text:span></text:span><text:span text:style-name="Source_20_Text"><text:span text:style-name="T134">[,</text:span></text:span><text:span text:style-name="Source_20_Text"><text:span text:style-name="T124">message|error</text:span></text:span><text:span text:style-name="Source_20_Text"><text:span text:style-name="T134">]</text:span></text:span><text:span text:style-name="Source_20_Text"><text:span text:style-name="T113">);</text:span></text:span></text:p>
            <text:p text:style-name="P39"><text:span text:style-name="Source_20_Text"><text:span text:style-name="T125"/></text:span></text:p>
            <text:p text:style-name="P34"><text:span text:style-name="Source_20_Text"><text:span text:style-name="T125">assertIsNil(value[,message</text:span></text:span><text:span text:style-name="Source_20_Text"><text:span text:style-name="T124">|error</text:span></text:span><text:span text:style-name="Source_20_Text"><text:span text:style-name="T125">]);</text:span></text:span></text:p>
            <text:p text:style-name="P34"><text:span text:style-name="Source_20_Text"><text:span text:style-name="T125">assertIsNotNil(value[,message</text:span></text:span><text:span text:style-name="Source_20_Text"><text:span text:style-name="T124">|error</text:span></text:span><text:span text:style-name="Source_20_Text"><text:span text:style-name="T125">]);</text:span></text:span></text:p>
            <text:p text:style-name="P40"><text:span text:style-name="Source_20_Text"><text:span text:style-name="T125"/></text:span></text:p>
            <text:p text:style-name="P34"><text:span text:style-name="Source_20_Text"><text:span text:style-name="T125">assertMatch(s</text:span></text:span><text:span text:style-name="Source_20_Text"><text:span text:style-name="T137">tring</text:span></text:span><text:span text:style-name="Source_20_Text"><text:span text:style-name="T125">,r</text:span></text:span><text:span text:style-name="Source_20_Text"><text:span text:style-name="T137">egexp</text:span></text:span><text:span text:style-name="Source_20_Text"><text:span text:style-name="T125">[,message</text:span></text:span><text:span text:style-name="Source_20_Text"><text:span text:style-name="T124">|error</text:span></text:span><text:span text:style-name="Source_20_Text"><text:span text:style-name="T125">]);</text:span></text:span></text:p>
            <text:p text:style-name="P34"><text:span text:style-name="Source_20_Text"><text:span text:style-name="T137">assertD</text:span></text:span><text:span text:style-name="Source_20_Text"><text:span text:style-name="T125">oesNotMatch(s</text:span></text:span><text:span text:style-name="Source_20_Text"><text:span text:style-name="T137">tring</text:span></text:span><text:span text:style-name="Source_20_Text"><text:span text:style-name="T125">,r</text:span></text:span><text:span text:style-name="Source_20_Text"><text:span text:style-name="T137">egexp</text:span></text:span><text:span text:style-name="Source_20_Text"><text:span text:style-name="T125">[,message</text:span></text:span><text:span text:style-name="Source_20_Text"><text:span text:style-name="T124">|error</text:span></text:span><text:span text:style-name="Source_20_Text"><text:span text:style-name="T125">]);</text:span></text:span></text:p>
          </table:table-cell>
          <table:table-cell table:style-name="Table5.C2" office:value-type="string">
            <text:p text:style-name="P41">sum(value1[,valueN]);</text:p>
            <text:p text:style-name="P41">avg(value1[,valueN]);</text:p>
            <text:p text:style-name="P41">product(value1[,valueN]);</text:p>
            <text:p text:style-name="P41">clamp(value,min,max);</text:p>
            <text:p text:style-name="P41"><text:span text:style-name="T138">minmax</text:span>(value,min,max);</text:p>
            <text:p text:style-name="P42"><text:span text:style-name="Source_20_Text"><text:span text:style-name="T15">inRange(value,min,max);</text:span></text:span></text:p>
            <text:p text:style-name="P42"><text:span text:style-name="Source_20_Text"><text:span text:style-name="T139">signbit(value);</text:span></text:span></text:p>
            <text:p text:style-name="P42"><text:span text:style-name="Source_20_Text"><text:span text:style-name="T139"/></text:span></text:p>
            <text:p text:style-name="P43"><text:span text:style-name="Source_20_Text"><text:span text:style-name="T15">randomInt([max]);</text:span></text:span></text:p>
            <text:p text:style-name="P43"><text:span text:style-name="Source_20_Text"><text:span text:style-name="T15">randomInt(min,max);</text:span></text:span></text:p>
            <text:p text:style-name="P43"><text:span text:style-name="Source_20_Text"><text:span text:style-name="T15">randomFloat([max]);</text:span></text:span></text:p>
            <text:p text:style-name="P43"><text:span text:style-name="Source_20_Text"><text:span text:style-name="T15">randomFloat(min,max);</text:span></text:span></text:p>
            <text:p text:style-name="P43"><text:span text:style-name="Source_20_Text"><text:span text:style-name="T139"/></text:span></text:p>
            <text:p text:style-name="P41">isEven(value);</text:p>
            <text:p text:style-name="P41">isOdd(valu<text:span text:style-name="T140">e</text:span>);</text:p>
            <text:p text:style-name="P44">isInt8(value);</text:p>
            <text:p text:style-name="P44">isInt16(value);</text:p>
            <text:p text:style-name="P44">isUInt32(value);</text:p>
            <text:p text:style-name="P44">isUInt8(value);</text:p>
            <text:p text:style-name="P44">isUInt16(value);</text:p>
            <text:p text:style-name="P44">isInt32(value);</text:p>
            <text:p text:style-name="P44">isBigInt64(value);</text:p>
            <text:p text:style-name="P45"><text:span text:style-name="T141">i</text:span><text:span text:style-name="T142">s</text:span>BigUInt64(value);</text:p>
            <text:p text:style-name="P45"><text:span text:style-name="T142">is</text:span>Float<text:span text:style-name="T143">16</text:span>(value);</text:p>
            <text:p text:style-name="P43"><text:span text:style-name="Source_20_Text"><text:span text:style-name="T139">isFloa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39">);</text:span></text:span></text:p>
            <text:p text:style-name="P43"><text:span text:style-name="Source_20_Text"><text:span text:style-name="T139"/></text:span></text:p>
            <text:p text:style-name="P43"><text:span text:style-name="Source_20_Text"><text:span text:style-name="T92">toInteger(valu</text:span></text:span><text:span text:style-name="Source_20_Text"><text:span text:style-name="T93">e</text:span></text:span><text:span text:style-name="Source_20_Text"><text:span text:style-name="T92">);</text:span></text:span></text:p>
            <text:p text:style-name="P46"><text:span text:style-name="Source_20_Text"><text:span text:style-name="T144">toIntegerOrInfinity(value);</text:span></text:span></text:p>
            <text:p text:style-name="P41"><text:span text:style-name="T145">t</text:span><text:span text:style-name="T146">oInt8(value);</text:span></text:p>
            <text:p text:style-name="P45">toInt16(value);</text:p>
            <text:p text:style-name="P45">toInt32(value);</text:p>
            <text:p text:style-name="P45">toUInt8(value);</text:p>
            <text:p text:style-name="P45">toUInt<text:span text:style-name="T147">1</text:span>6(value);</text:p>
            <text:p text:style-name="P45">toUInt32(value;</text:p>
            <text:p text:style-name="P45">toBigInt64(value);</text:p>
            <text:p text:style-name="P45">toBigUInt64(value);</text:p>
            <text:p text:style-name="P45"><text:span text:style-name="T147">toFloat</text:span><text:span text:style-name="T142">16</text:span><text:span text:style-name="T147">(value);</text:span></text:p>
            <text:p text:style-name="P44"><text:span text:style-name="Source_20_Text"><text:span text:style-name="T148">toFloat32(value);</text:span></text:span></text:p>
          </table:table-cell>
        </table:table-row>
      </table:table>
      <text:p text:style-name="P47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8"><text:span text:style-name="Source_20_Text"><text:span text:style-name="T149">Collections </text:span></text:span><text:span text:style-name="Source_20_Text"><text:span text:style-name="T150">API</text:span></text:span></text:p>
          </table:table-cell>
          <table:covered-table-cell/>
          <table:table-cell table:style-name="Table4.C1" office:value-type="string">
            <text:p text:style-name="P49">Polyfills</text:p>
          </table:table-cell>
        </table:table-row>
        <table:table-row>
          <table:table-cell table:style-name="Table4.A2" office:value-type="string">
            <text:p text:style-name="P50"><text:span text:style-name="Source_20_Text"><text:span text:style-name="T151">arrayDeepClone(array);</text:span></text:span></text:p>
            <text:p text:style-name="P50"><text:span text:style-name="Source_20_Text"><text:span text:style-name="T151">arrayMerge(target,so</text:span></text:span><text:span text:style-name="Source_20_Text"><text:span text:style-name="T152">ur</text:span></text:span><text:span text:style-name="Source_20_Text"><text:span text:style-name="T153">c</text:span></text:span><text:span text:style-name="Source_20_Text"><text:span text:style-name="T151">e</text:span></text:span><text:span text:style-name="Source_20_Text"><text:span text:style-name="T152">1</text:span></text:span><text:span text:style-name="Source_20_Text"><text:span text:style-name="T151">[,</text:span></text:span><text:span text:style-name="Source_20_Text"><text:span text:style-name="T153">s</text:span></text:span><text:span text:style-name="Source_20_Text"><text:span text:style-name="T152">ou</text:span></text:span><text:span text:style-name="Source_20_Text"><text:span text:style-name="T153">r</text:span></text:span><text:span text:style-name="Source_20_Text"><text:span text:style-name="T152">ce</text:span></text:span><text:span text:style-name="Source_20_Text"><text:span text:style-name="T151">N]);</text:span></text:span></text:p>
            <text:p text:style-name="P51"><text:span text:style-name="Source_20_Text"><text:span text:style-name="T154">arrayAdd</text:span></text:span><text:span text:style-name="Source_20_Text"><text:span text:style-name="T151">(array,value);</text:span></text:span></text:p>
            <text:p text:style-name="P51"><text:span text:style-name="Source_20_Text"><text:span text:style-name="T151">arrayClear(array); </text:span></text:span></text:p>
            <text:p text:style-name="P51"><text:span text:style-name="Source_20_Text"><text:span text:style-name="T155">arrayRemove(array,value[,all </text:span></text:span><text:span text:style-name="Source_20_Text"><text:span text:style-name="T156">= false</text:span></text:span><text:span text:style-name="Source_20_Text"><text:span text:style-name="T155">]);</text:span></text:span></text:p>
            <text:p text:style-name="P52"><text:span text:style-name="Source_20_Text"><text:span text:style-name="T155">arrayRemove</text:span></text:span><text:span text:style-name="Source_20_Text"><text:span text:style-name="T157">By</text:span></text:span><text:span text:style-name="Source_20_Text"><text:span text:style-name="T155">(array,c</text:span></text:span><text:span text:style-name="Source_20_Text"><text:span text:style-name="T157">allback</text:span></text:span><text:span text:style-name="Source_20_Text"><text:span text:style-name="T155">[,all</text:span></text:span><text:span text:style-name="Source_20_Text"><text:span text:style-name="T156">=false</text:span></text:span><text:span text:style-name="Source_20_Text"><text:span text:style-name="T155">]);</text:span></text:span></text:p>
            <text:p text:style-name="P53"><text:span text:style-name="Source_20_Text"><text:span text:style-name="T158"/></text:span></text:p>
            <text:p text:style-name="P53"><text:span text:style-name="Source_20_Text"><text:span text:style-name="T158">arrayRange([start=0[,end = </text:span></text:span><text:span text:style-name="Source_20_Text"><text:span text:style-name="T159">99</text:span></text:span><text:span text:style-name="Source_20_Text"><text:span text:style-name="T158">[,step = 1]]]);</text:span></text:span></text:p>
            <text:p text:style-name="P54"><text:span text:style-name="Source_20_Text"><text:span text:style-name="T160">iterRange([start=0[,step=1[,end=Infinity]]]);</text:span></text:span></text:p>
            <text:p text:style-name="P54"><text:span text:style-name="Source_20_Text"><text:span text:style-name="T160"/></text:span></text:p>
            <text:p text:style-name="P55"><text:span text:style-name="Source_20_Text"><text:span text:style-name="T8">arrayCycle(i</text:span></text:span><text:span text:style-name="Source_20_Text"><text:span text:style-name="T161">terator</text:span></text:span><text:span text:style-name="Source_20_Text"><text:span text:style-name="T8">[,n </text:span></text:span><text:span text:style-name="Source_20_Text"><text:span text:style-name="T162">= 100</text:span></text:span><text:span text:style-name="Source_20_Text"><text:span text:style-name="T8">]);</text:span></text:span></text:p>
            <text:p text:style-name="P54"><text:span text:style-name="Source_20_Text"><text:span text:style-name="T160">iterCycle(iter</text:span></text:span><text:span text:style-name="Source_20_Text"><text:span text:style-name="T163">ator</text:span></text:span><text:span text:style-name="Source_20_Text"><text:span text:style-name="T160">[,n </text:span></text:span><text:span text:style-name="Source_20_Text"><text:span text:style-name="T164">= Infinity</text:span></text:span><text:span text:style-name="Source_20_Text"><text:span text:style-name="T160">]);</text:span></text:span></text:p>
            <text:p text:style-name="P56"><text:span text:style-name="Source_20_Text"><text:span text:style-name="T8"/></text:span></text:p>
            <text:p text:style-name="P56"><text:span text:style-name="Source_20_Text"><text:span text:style-name="T8">arrayRepeat(value[,n </text:span></text:span><text:span text:style-name="Source_20_Text"><text:span text:style-name="T165">= 100</text:span></text:span><text:span text:style-name="Source_20_Text"><text:span text:style-name="T8">]);</text:span></text:span></text:p>
            <text:p text:style-name="P54"><text:span text:style-name="Source_20_Text"><text:span text:style-name="T8">iterRepeat(value[,n </text:span></text:span><text:span text:style-name="Source_20_Text"><text:span text:style-name="T164">= Infinity</text:span></text:span><text:span text:style-name="Source_20_Text"><text:span text:style-name="T8">]);</text:span></text:span></text:p>
            <text:p text:style-name="P57"><text:span text:style-name="Source_20_Text"><text:span text:style-name="T166"/></text:span></text:p>
            <text:p text:style-name="P57"><text:span text:style-name="Source_20_Text"><text:span text:style-name="T166">unique(iterator[,resolver]);</text:span></text:span></text:p>
            <text:p text:style-name="P57"><text:span text:style-name="Source_20_Text"><text:span text:style-name="T160">slice(i</text:span></text:span><text:span text:style-name="Source_20_Text"><text:span text:style-name="T161">terator</text:span></text:span><text:span text:style-name="Source_20_Text"><text:span text:style-name="T160">[,begin=0[,end = Infinity]]);</text:span></text:span></text:p>
            <text:p text:style-name="P55"><text:span text:style-name="Source_20_Text"><text:span text:style-name="T160">withOut(i</text:span></text:span><text:span text:style-name="Source_20_Text"><text:span text:style-name="T161">terator</text:span></text:span><text:span text:style-name="Source_20_Text"><text:span text:style-name="T160">,filter</text:span></text:span><text:span text:style-name="Source_20_Text"><text:span text:style-name="T161">Iterator</text:span></text:span><text:span text:style-name="Source_20_Text"><text:span text:style-name="T160">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reduce(i</text:span></text:span><text:span text:style-name="Source_20_Text"><text:span text:style-name="T161">terator</text:span></text:span><text:span text:style-name="Source_20_Text"><text:span text:style-name="T8">,callback[,initialvalue]);</text:span></text:span></text:p>
            <text:p text:style-name="P58"><text:span text:style-name="Source_20_Text"><text:span text:style-name="T167">count</text:span></text:span><text:span text:style-name="Source_20_Text"><text:span text:style-name="T8">(i</text:span></text:span><text:span text:style-name="Source_20_Text"><text:span text:style-name="T161">terator</text:span></text:span><text:span text:style-name="Source_20_Text"><text:span text:style-name="T8">,callback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take(i</text:span></text:span><text:span text:style-name="Source_20_Text"><text:span text:style-name="T161">terator</text:span></text:span><text:span text:style-name="Source_20_Text"><text:span text:style-name="T8">[,n </text:span></text:span><text:span text:style-name="Source_20_Text"><text:span text:style-name="T168">= 1</text:span></text:span><text:span text:style-name="Source_20_Text"><text:span text:style-name="T8">]);</text:span></text:span></text:p>
            <text:p text:style-name="P58"><text:span text:style-name="Source_20_Text"><text:span text:style-name="T8">takeWhile(i</text:span></text:span><text:span text:style-name="Source_20_Text"><text:span text:style-name="T161">terator</text:span></text:span><text:span text:style-name="Source_20_Text"><text:span text:style-name="T8">,callback);</text:span></text:span></text:p>
            <text:p text:style-name="P58"><text:span text:style-name="Source_20_Text"><text:span text:style-name="T8">takeRight(i</text:span></text:span><text:span text:style-name="Source_20_Text"><text:span text:style-name="T161">terator</text:span></text:span><text:span text:style-name="Source_20_Text"><text:span text:style-name="T8">[,n </text:span></text:span><text:span text:style-name="Source_20_Text"><text:span text:style-name="T168">= 1</text:span></text:span><text:span text:style-name="Source_20_Text"><text:span text:style-name="T8">]);</text:span></text:span></text:p>
            <text:p text:style-name="P58"><text:span text:style-name="Source_20_Text"><text:span text:style-name="T8">takeRightWhile(i</text:span></text:span><text:span text:style-name="Source_20_Text"><text:span text:style-name="T161">terator</text:span></text:span><text:span text:style-name="Source_20_Text"><text:span text:style-name="T8">,callback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drop(i</text:span></text:span><text:span text:style-name="Source_20_Text"><text:span text:style-name="T161">terator</text:span></text:span><text:span text:style-name="Source_20_Text"><text:span text:style-name="T8">[,n </text:span></text:span><text:span text:style-name="Source_20_Text"><text:span text:style-name="T168">= 1</text:span></text:span><text:span text:style-name="Source_20_Text"><text:span text:style-name="T8">]);</text:span></text:span><text:span text:style-name="Source_20_Text"><text:span text:style-name="T169"> </text:span></text:span></text:p>
            <text:p text:style-name="P58"><text:span text:style-name="Source_20_Text"><text:span text:style-name="T8">dropWhile(i</text:span></text:span><text:span text:style-name="Source_20_Text"><text:span text:style-name="T161">terator</text:span></text:span><text:span text:style-name="Source_20_Text"><text:span text:style-name="T8">,callback);</text:span></text:span></text:p>
            <text:p text:style-name="P58"><text:span text:style-name="Source_20_Text"><text:span text:style-name="T8">dropRight(i</text:span></text:span><text:span text:style-name="Source_20_Text"><text:span text:style-name="T161">terator</text:span></text:span><text:span text:style-name="Source_20_Text"><text:span text:style-name="T8">[,n </text:span></text:span><text:span text:style-name="Source_20_Text"><text:span text:style-name="T168">= 1</text:span></text:span><text:span text:style-name="Source_20_Text"><text:span text:style-name="T8">]);</text:span></text:span></text:p>
            <text:p text:style-name="P58"><text:span text:style-name="Source_20_Text"><text:span text:style-name="T8">dropRightWhile(i</text:span></text:span><text:span text:style-name="Source_20_Text"><text:span text:style-name="T161">terator</text:span></text:span><text:span text:style-name="Source_20_Text"><text:span text:style-name="T8">,callback);</text:span></text:span></text:p>
            <text:p text:style-name="P58"><text:span text:style-name="Source_20_Text"><text:span text:style-name="T8"/></text:span></text:p>
            <text:p text:style-name="P59"><text:span text:style-name="Source_20_Text"><text:span text:style-name="T8">isSuperset(superCollection,subCollection);</text:span></text:span></text:p>
            <text:p text:style-name="P58"><text:span text:style-name="Source_20_Text"><text:span text:style-name="T8">setDifference(</text:span></text:span><text:span text:style-name="Source_20_Text"><text:span text:style-name="T170">set1,set2</text:span></text:span><text:span text:style-name="Source_20_Text"><text:span text:style-name="T8">);</text:span></text:span></text:p>
            <text:p text:style-name="P59"><text:span text:style-name="Source_20_Text"><text:span text:style-name="T8">setIntersection(</text:span></text:span><text:span text:style-name="Source_20_Text"><text:span text:style-name="T170">set1,set2</text:span></text:span><text:span text:style-name="Source_20_Text"><text:span text:style-name="T8">);</text:span></text:span></text:p>
            <text:p text:style-name="P59"><text:span text:style-name="Source_20_Text"><text:span text:style-name="T8">setSymmetricDifference(</text:span></text:span><text:span text:style-name="Source_20_Text"><text:span text:style-name="T170">set1,set2</text:span></text:span><text:span text:style-name="Source_20_Text"><text:span text:style-name="T8">);</text:span></text:span></text:p>
            <text:p text:style-name="P59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5"><text:span text:style-name="Source_20_Text"><text:span text:style-name="T171">forEach</text:span></text:span><text:span text:style-name="Source_20_Text"><text:span text:style-name="T160">(i</text:span></text:span><text:span text:style-name="Source_20_Text"><text:span text:style-name="T161">terator</text:span></text:span><text:span text:style-name="Source_20_Text"><text:span text:style-name="T160">,callback);</text:span></text:span></text:p>
            <text:p text:style-name="P60"><text:span text:style-name="Source_20_Text"><text:span text:style-name="T172">map(i</text:span></text:span><text:span text:style-name="Source_20_Text"><text:span text:style-name="T173">terator</text:span></text:span><text:span text:style-name="Source_20_Text"><text:span text:style-name="T172">,callback);</text:span></text:span></text:p>
            <text:p text:style-name="P58"><text:span text:style-name="Source_20_Text"><text:span text:style-name="T160">enumerate(i</text:span></text:span><text:span text:style-name="Source_20_Text"><text:span text:style-name="T161">terator</text:span></text:span><text:span text:style-name="Source_20_Text"><text:span text:style-name="T160">[,offset = 0]);</text:span></text:span></text:p>
            <text:p text:style-name="P58"><text:span text:style-name="Source_20_Text"><text:span text:style-name="T8">size(i</text:span></text:span><text:span text:style-name="Source_20_Text"><text:span text:style-name="T161">terator</text:span></text:span><text:span text:style-name="Source_20_Text"><text:span text:style-name="T8">);</text:span></text:span></text:p>
            <text:p text:style-name="P61"><text:span text:style-name="Source_20_Text"><text:span text:style-name="T174"/></text:span></text:p>
            <text:p text:style-name="P58"><text:span text:style-name="Source_20_Text"><text:span text:style-name="T8">every(i</text:span></text:span><text:span text:style-name="Source_20_Text"><text:span text:style-name="T161">terator</text:span></text:span><text:span text:style-name="Source_20_Text"><text:span text:style-name="T8">,c</text:span></text:span><text:span text:style-name="Source_20_Text"><text:span text:style-name="T175">allback</text:span></text:span><text:span text:style-name="Source_20_Text"><text:span text:style-name="T8">);</text:span></text:span></text:p>
            <text:p text:style-name="P58"><text:span text:style-name="Source_20_Text"><text:span text:style-name="T8">some(i</text:span></text:span><text:span text:style-name="Source_20_Text"><text:span text:style-name="T161">terator</text:span></text:span><text:span text:style-name="Source_20_Text"><text:span text:style-name="T8">,c</text:span></text:span><text:span text:style-name="Source_20_Text"><text:span text:style-name="T175">allback</text:span></text:span><text:span text:style-name="Source_20_Text"><text:span text:style-name="T8">);</text:span></text:span><text:span text:style-name="Source_20_Text"><text:span text:style-name="T176"> </text:span></text:span></text:p>
            <text:p text:style-name="P58"><text:span text:style-name="Source_20_Text"><text:span text:style-name="T160">none(i</text:span></text:span><text:span text:style-name="Source_20_Text"><text:span text:style-name="T161">terator</text:span></text:span><text:span text:style-name="Source_20_Text"><text:span text:style-name="T160">,c</text:span></text:span><text:span text:style-name="Source_20_Text"><text:span text:style-name="T175">allback</text:span></text:span><text:span text:style-name="Source_20_Text"><text:span text:style-name="T160">);</text:span></text:span></text:p>
            <text:p text:style-name="P58"><text:span text:style-name="Source_20_Text"><text:span text:style-name="T160"/></text:span></text:p>
            <text:p text:style-name="P58"><text:span text:style-name="Source_20_Text"><text:span text:style-name="T8">includes(i</text:span></text:span><text:span text:style-name="Source_20_Text"><text:span text:style-name="T161">terator</text:span></text:span><text:span text:style-name="Source_20_Text"><text:span text:style-name="T8">,value);</text:span></text:span></text:p>
            <text:p text:style-name="P58"><text:span text:style-name="Source_20_Text"><text:span text:style-name="T177">contains</text:span></text:span><text:span text:style-name="Source_20_Text"><text:span text:style-name="T8">(i</text:span></text:span><text:span text:style-name="Source_20_Text"><text:span text:style-name="T161">terator</text:span></text:span><text:span text:style-name="Source_20_Text"><text:span text:style-name="T8">,value);</text:span></text:span></text:p>
            <text:p text:style-name="P58"><text:span text:style-name="Source_20_Text"><text:span text:style-name="T8">find(i</text:span></text:span><text:span text:style-name="Source_20_Text"><text:span text:style-name="T161">terator</text:span></text:span><text:span text:style-name="Source_20_Text"><text:span text:style-name="T8">,c</text:span></text:span><text:span text:style-name="Source_20_Text"><text:span text:style-name="T175">allback</text:span></text:span><text:span text:style-name="Source_20_Text"><text:span text:style-name="T8">);</text:span></text:span></text:p>
            <text:p text:style-name="P58"><text:span text:style-name="Source_20_Text"><text:span text:style-name="T8">findLast(i</text:span></text:span><text:span text:style-name="Source_20_Text"><text:span text:style-name="T161">terator</text:span></text:span><text:span text:style-name="Source_20_Text"><text:span text:style-name="T8">,callback);</text:span></text:span></text:p>
            <text:p text:style-name="P58"><text:span text:style-name="Source_20_Text"><text:span text:style-name="T8">filter(i</text:span></text:span><text:span text:style-name="Source_20_Text"><text:span text:style-name="T161">terator</text:span></text:span><text:span text:style-name="Source_20_Text"><text:span text:style-name="T8">,c</text:span></text:span><text:span text:style-name="Source_20_Text"><text:span text:style-name="T175">allback</text:span></text:span><text:span text:style-name="Source_20_Text"><text:span text:style-name="T8">);</text:span></text:span></text:p>
            <text:p text:style-name="P58"><text:span text:style-name="Source_20_Text"><text:span text:style-name="T178">reject(i</text:span></text:span><text:span text:style-name="Source_20_Text"><text:span text:style-name="T161">terator</text:span></text:span><text:span text:style-name="Source_20_Text"><text:span text:style-name="T178">,c</text:span></text:span><text:span text:style-name="Source_20_Text"><text:span text:style-name="T175">allback</text:span></text:span><text:span text:style-name="Source_20_Text"><text:span text:style-name="T178">);</text:span></text:span></text:p>
            <text:p text:style-name="P55"><text:span text:style-name="Source_20_Text"><text:span text:style-name="T179">p</text:span></text:span><text:span text:style-name="Source_20_Text"><text:span text:style-name="T180">artition(i</text:span></text:span><text:span text:style-name="Source_20_Text"><text:span text:style-name="T181">terator</text:span></text:span><text:span text:style-name="Source_20_Text"><text:span text:style-name="T180">,c</text:span></text:span><text:span text:style-name="Source_20_Text"><text:span text:style-name="T182">a</text:span></text:span><text:span text:style-name="Source_20_Text"><text:span text:style-name="T183">llb</text:span></text:span><text:span text:style-name="Source_20_Text"><text:span text:style-name="T182">a</text:span></text:span><text:span text:style-name="Source_20_Text"><text:span text:style-name="T183">ck</text:span></text:span><text:span text:style-name="Source_20_Text"><text:span text:style-name="T180">);</text:span></text:span></text:p>
            <text:p text:style-name="P62"><text:span text:style-name="Source_20_Text"><text:span text:style-name="T184"/></text:span></text:p>
            <text:p text:style-name="P55"><text:span text:style-name="Source_20_Text"><text:span text:style-name="T8">zip(i</text:span></text:span><text:span text:style-name="Source_20_Text"><text:span text:style-name="T161">terator1</text:span></text:span><text:span text:style-name="Source_20_Text"><text:span text:style-name="T8">[,</text:span></text:span><text:span text:style-name="Source_20_Text"><text:span text:style-name="T161">iteratorN</text:span></text:span><text:span text:style-name="Source_20_Text"><text:span text:style-name="T8">]);</text:span></text:span></text:p>
            <text:p text:style-name="P63"><text:span text:style-name="Source_20_Text"><text:span text:style-name="T185">unzip(i</text:span></text:span><text:span text:style-name="Source_20_Text"><text:span text:style-name="T181">terator</text:span></text:span><text:span text:style-name="Source_20_Text"><text:span text:style-name="T185">);</text:span></text:span></text:p>
            <text:p text:style-name="P63"><text:span text:style-name="Source_20_Text"><text:span text:style-name="T185">zipObj(i</text:span></text:span><text:span text:style-name="Source_20_Text"><text:span text:style-name="T181">terator1</text:span></text:span><text:span text:style-name="Source_20_Text"><text:span text:style-name="T185">,i</text:span></text:span><text:span text:style-name="Source_20_Text"><text:span text:style-name="T181">terator1</text:span></text:span><text:span text:style-name="Source_20_Text"><text:span text:style-name="T185">);</text:span></text:span></text:p>
            <text:p text:style-name="P58"><text:span text:style-name="Source_20_Text"><text:span text:style-name="T184">shuffle(i</text:span></text:span><text:span text:style-name="Source_20_Text"><text:span text:style-name="T161">terator</text:span></text:span><text:span text:style-name="Source_20_Text"><text:span text:style-name="T184">);</text:span></text:span></text:p>
            <text:p text:style-name="P58"><text:span text:style-name="Source_20_Text"><text:span text:style-name="T184"/></text:span></text:p>
            <text:p text:style-name="P64"><text:span text:style-name="Source_20_Text"><text:span text:style-name="T8">min(v</text:span></text:span><text:span text:style-name="Source_20_Text"><text:span text:style-name="T186">alue1[,valueN]</text:span></text:span><text:span text:style-name="Source_20_Text"><text:span text:style-name="T8">);</text:span></text:span></text:p>
            <text:p text:style-name="P65"><text:span text:style-name="Source_20_Text"><text:span text:style-name="T187">max(v</text:span></text:span><text:span text:style-name="Source_20_Text"><text:span text:style-name="T188">alue1[,valueN]</text:span></text:span><text:span text:style-name="Source_20_Text"><text:span text:style-name="T187">);</text:span></text:span></text:p>
            <text:p text:style-name="P58"><text:span text:style-name="Source_20_Text"><text:span text:style-name="T189">sort(i</text:span></text:span><text:span text:style-name="Source_20_Text"><text:span text:style-name="T161">terator</text:span></text:span><text:span text:style-name="Source_20_Text"><text:span text:style-name="T190">[</text:span></text:span><text:span text:style-name="Source_20_Text"><text:span text:style-name="T189">,number</text:span></text:span><text:span text:style-name="Source_20_Text"><text:span text:style-name="T191">s = false</text:span></text:span><text:span text:style-name="Source_20_Text"><text:span text:style-name="T190">]</text:span></text:span><text:span text:style-name="Source_20_Text"><text:span text:style-name="T189">);</text:span></text:span></text:p>
            <text:p text:style-name="P58"><text:span text:style-name="Source_20_Text"><text:span text:style-name="T184">reverse(i</text:span></text:span><text:span text:style-name="Source_20_Text"><text:span text:style-name="T161">terator</text:span></text:span><text:span text:style-name="Source_20_Text"><text:span text:style-name="T184">);</text:span></text:span></text:p>
            <text:p text:style-name="P64"><text:span text:style-name="Source_20_Text"><text:span text:style-name="T8"/></text:span></text:p>
            <text:p text:style-name="P55"><text:span text:style-name="Source_20_Text"><text:span text:style-name="T8">item(i</text:span></text:span><text:span text:style-name="Source_20_Text"><text:span text:style-name="T161">terator</text:span></text:span><text:span text:style-name="Source_20_Text"><text:span text:style-name="T8">,index);</text:span></text:span></text:p>
            <text:p text:style-name="P55"><text:span text:style-name="Source_20_Text"><text:span text:style-name="T192">nth(i</text:span></text:span><text:span text:style-name="Source_20_Text"><text:span text:style-name="T161">terator</text:span></text:span><text:span text:style-name="Source_20_Text"><text:span text:style-name="T192">,index);</text:span></text:span></text:p>
            <text:p text:style-name="P58"><text:span text:style-name="Source_20_Text"><text:span text:style-name="T8">first(i</text:span></text:span><text:span text:style-name="Source_20_Text"><text:span text:style-name="T161">terator</text:span></text:span><text:span text:style-name="Source_20_Text"><text:span text:style-name="T8">);</text:span></text:span></text:p>
            <text:p text:style-name="P58"><text:span text:style-name="Source_20_Text"><text:span text:style-name="T193">head(i</text:span></text:span><text:span text:style-name="Source_20_Text"><text:span text:style-name="T181">terator</text:span></text:span><text:span text:style-name="Source_20_Text"><text:span text:style-name="T193">);</text:span></text:span></text:p>
            <text:p text:style-name="P66"><text:span text:style-name="Source_20_Text"><text:span text:style-name="T151">last(i</text:span></text:span><text:span text:style-name="Source_20_Text"><text:span text:style-name="T173">terator</text:span></text:span><text:span text:style-name="Source_20_Text"><text:span text:style-name="T151">);</text:span></text:span></text:p>
            <text:p text:style-name="P67">initial(i<text:span text:style-name="Source_20_Text"><text:span text:style-name="T194">terator</text:span></text:span>);</text:p>
            <text:p text:style-name="P58"><text:span text:style-name="Source_20_Text"><text:span text:style-name="T8">tail(i</text:span></text:span><text:span text:style-name="Source_20_Text"><text:span text:style-name="T161">terator</text:span></text:span><text:span text:style-name="Source_20_Text"><text:span text:style-name="T8">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195">flat(i</text:span></text:span><text:span text:style-name="Source_20_Text"><text:span text:style-name="T161">terator</text:span></text:span><text:span text:style-name="Source_20_Text"><text:span text:style-name="T195">);</text:span></text:span></text:p>
            <text:p text:style-name="P58"><text:span text:style-name="Source_20_Text"><text:span text:style-name="T8">concat(i</text:span></text:span><text:span text:style-name="Source_20_Text"><text:span text:style-name="T161">terator1</text:span></text:span><text:span text:style-name="Source_20_Text"><text:span text:style-name="T8">[,</text:span></text:span><text:span text:style-name="Source_20_Text"><text:span text:style-name="T161">iteratorN</text:span></text:span><text:span text:style-name="Source_20_Text"><text:span text:style-name="T8">]);</text:span></text:span></text:p>
            <text:p text:style-name="P58"><text:span text:style-name="Source_20_Text"><text:span text:style-name="T160">join(i</text:span></text:span><text:span text:style-name="Source_20_Text"><text:span text:style-name="T161">terator</text:span></text:span><text:span text:style-name="Source_20_Text"><text:span text:style-name="T160">[,separator </text:span></text:span><text:span text:style-name="Source_20_Text"><text:span text:style-name="T196">= ","</text:span></text:span><text:span text:style-name="Source_20_Text"><text:span text:style-name="T160">]);</text:span></text:span></text:p>
          </table:table-cell>
          <table:table-cell table:style-name="Table4.C2" office:value-type="string">
            <text:p text:style-name="P68"><text:span text:style-name="Source_20_Text"><text:span text:style-name="T8"/></text:span></text:p>
            <text:p text:style-name="P6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1">Array.fromAsync(); </text:span></text:span></text:a></text:p>
            <text:p text:style-name="P69"><text:span text:style-name="Source_20_Text"><text:span text:style-name="T15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7">Array.prototype.toReversed();</text:span></text:span></text:a></text:p>
            <text:p text:style-name="P68"><text:span text:style-name="Source_20_Text"><text:span text:style-name="T8"/></text:span></text:p>
            <text:p text:style-name="P6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1">Array.prototype.toSorted();</text:span></text:span></text:a></text:p>
            <text:p text:style-name="P68"><text:span text:style-name="Source_20_Text"><text:span text:style-name="T8"/></text:span></text:p>
            <text:p text:style-name="P6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1">Array.prototype.toSpliced();</text:span></text:span></text:a></text:p>
            <text:p text:style-name="P68"><text:span text:style-name="Source_20_Text"><text:span text:style-name="T8"/></text:span></text:p>
            <text:p text:style-name="P6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1">Array.prototype.with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API/Crypto/randomUUID" text:style-name="Internet_20_link" text:visited-style-name="Visited_20_Internet_20_Link"><text:span text:style-name="Source_20_Text"><text:span text:style-name="T151">crypto.randomUUID();</text:span></text:span></text:a></text:p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8">Error.isError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1">globalThis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1">Map.groupBy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1">Math.sumPrecise();</text:span></text:span></text:a></text:p>
            <text:p text:style-name="P72"><text:span text:style-name="Source_20_Text"><text:span text:style-name="T8"/></text:span></text:p>
            <text:p text:style-name="P7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9">Object.groupBy();</text:span></text:span></text:a></text:p>
            <text:p text:style-name="P70"><text:span text:style-name="Source_20_Text"><text:span text:style-name="T200"/></text:span></text:p>
            <text:p text:style-name="P7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1">Object</text:span></text:span><text:span text:style-name="Source_20_Text"><text:span text:style-name="T201">.</text:span></text:span><text:span text:style-name="Source_20_Text"><text:span text:style-name="T202">hasOwn();</text:span></text:span></text:a></text:p>
            <text:p text:style-name="P70"><text:span text:style-name="Source_20_Text"><text:span text:style-name="T8"/></text:span></text:p>
            <text:p text:style-name="P7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3">TypedArray.prototype.toReversed();</text:span></text:span></text:a><text:span text:style-name="T151"/></text:p>
            <text:p text:style-name="P73"><text:span text:style-name="Source_20_Text"><text:span text:style-name="T174"/></text:span></text:p>
            <text:p text:style-name="P7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3">TypedArray.prototype.toSorted();</text:span></text:span></text:a></text:p>
            <text:p text:style-name="P73"><text:span text:style-name="Source_20_Text"><text:span text:style-name="T174"/></text:span></text:p>
            <text:p text:style-name="P7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3">TypedArray.prototype.with();</text:span></text:span></text:a></text:p>
            <text:p text:style-name="P73"><text:span text:style-name="Source_20_Text"><text:span text:style-name="T174"/></text:span></text:p>
            <text:p text:style-name="P7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4">globalThis.AsyncFunction();</text:span></text:span></text:a></text:p>
            <text:p text:style-name="P74"><text:span text:style-name="Source_20_Text"><text:span text:style-name="T204"/></text:span></text:p>
            <text:p text:style-name="P7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5">global</text:span></text:span><text:span text:style-name="Source_20_Text"><text:span text:style-name="T206">this</text:span></text:span><text:span text:style-name="Source_20_Text"><text:span text:style-name="T204">.AsyncGeneratorFunction();</text:span></text:span></text:a></text:p>
            <text:p text:style-name="P75"/>
            <text:p text:style-name="P7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4">globalThis.GeneratorFunction();</text:span></text:span></text:a></text:p>
            <text:p text:style-name="P73"><text:span text:style-name="Source_20_Text"><text:span text:style-name="T8"/></text:span></text:p>
          </table:table-cell>
        </table:table-row>
      </table:table>
      <text:p text:style-name="P77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8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3"><text:span text:style-name="Source_20_Text"><text:span text:style-name="T15"/></text:span></text:p>
            <text:p text:style-name="P43"><text:span text:style-name="Source_20_Text"><text:span text:style-name="T15">getText(url,success);</text:span></text:span></text:p>
            <text:p text:style-name="P43"><text:span text:style-name="Source_20_Text"><text:span text:style-name="T15"/></text:span></text:p>
            <text:p text:style-name="P43"><text:span text:style-name="Source_20_Text"><text:span text:style-name="T15">getJson(url,success);</text:span></text:span></text:p>
            <text:p text:style-name="P43"><text:span text:style-name="Source_20_Text"><text:span text:style-name="T139"/></text:span></text:p>
            <text:p text:style-name="P43"><text:span text:style-name="Source_20_Text"><text:span text:style-name="T139">ajax(Options obje</text:span></text:span><text:span text:style-name="Source_20_Text"><text:span text:style-name="T207">ct</text:span></text:span><text:span text:style-name="Source_20_Text"><text:span text:style-name="T139">);</text:span></text:span></text:p>
            <text:p text:style-name="P43"><text:span text:style-name="Source_20_Text"><text:span text:style-name="T139"/></text:span></text:p>
          </table:table-cell>
          <table:table-cell table:style-name="Table2.B2" office:value-type="string">
            <text:p text:style-name="P43"><text:span text:style-name="Source_20_Text"><text:span text:style-name="T208"/></text:span></text:p>
            <text:p text:style-name="P43"><text:span text:style-name="Source_20_Text"><text:span text:style-name="T208">Options object properties (* = default value):</text:span></text:span><text:span text:style-name="Source_20_Text"><text:span text:style-name="T92"> </text:span></text:span></text:p>
            <text:p text:style-name="P43"><text:span text:style-name="Source_20_Text"><text:span text:style-name="T92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9"><text:span text:style-name="Source_20_Text"><text:span text:style-name="T209">Property</text:span></text:span></text:p>
                </table:table-cell>
                <table:table-cell table:style-name="Table6.B1" office:value-type="string">
                  <text:p text:style-name="P80"><text:span text:style-name="T210">V</text:span>alue</text:p>
                </table:table-cell>
              </table:table-row>
              <table:table-row>
                <table:table-cell table:style-name="Table6.A2" office:value-type="string">
                  <text:p text:style-name="P79"><text:span text:style-name="Source_20_Text"><text:span text:style-name="T92">url</text:span></text:span></text:p>
                </table:table-cell>
                <table:table-cell table:style-name="Table6.B2" office:value-type="string">
                  <text:p text:style-name="P79"><text:span text:style-name="Source_20_Text"><text:span text:style-name="T211">string</text:span></text:span></text:p>
                </table:table-cell>
              </table:table-row>
              <table:table-row>
                <table:table-cell table:style-name="Table6.A2" office:value-type="string">
                  <text:p text:style-name="P79"><text:span text:style-name="Source_20_Text"><text:span text:style-name="T92">data</text:span></text:span></text:p>
                </table:table-cell>
                <table:table-cell table:style-name="Table6.B3" office:value-type="string">
                  <text:p text:style-name="P79"><text:span text:style-name="Source_20_Text"><text:span text:style-name="T211">string</text:span></text:span></text:p>
                </table:table-cell>
              </table:table-row>
              <table:table-row>
                <table:table-cell table:style-name="Table6.A2" office:value-type="string">
                  <text:p text:style-name="P79"><text:span text:style-name="Source_20_Text"><text:span text:style-name="T92">queryType</text:span></text:span></text:p>
                </table:table-cell>
                <table:table-cell table:style-name="Table6.B4" office:value-type="string">
                  <text:p text:style-name="P79"><text:span text:style-name="Source_20_Text"><text:span text:style-name="T212">*</text:span></text:span><text:span text:style-name="Source_20_Text"><text:span text:style-name="T211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9"><text:span text:style-name="Source_20_Text"><text:span text:style-name="T92">type</text:span></text:span></text:p>
                </table:table-cell>
                <table:table-cell table:style-name="Table6.B5" office:value-type="string">
                  <text:p text:style-name="P79"><text:span text:style-name="Source_20_Text"><text:span text:style-name="T212">*</text:span></text:span><text:span text:style-name="Source_20_Text"><text:span text:style-name="T211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9"><text:span text:style-name="Source_20_Text"><text:span text:style-name="T92">success</text:span></text:span></text:p>
                </table:table-cell>
                <table:table-cell table:style-name="Table6.B6" office:value-type="string">
                  <text:p text:style-name="P79"><text:span text:style-name="Source_20_Text"><text:span text:style-name="T211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9"><text:span text:style-name="Source_20_Text"><text:span text:style-name="T92">error</text:span></text:span></text:p>
                </table:table-cell>
                <table:table-cell table:style-name="Table6.B7" office:value-type="string">
                  <text:p text:style-name="P79"><text:span text:style-name="Source_20_Text"><text:span text:style-name="T211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9"><text:span text:style-name="Source_20_Text"><text:span text:style-name="T92">format</text:span></text:span></text:p>
                </table:table-cell>
                <table:table-cell table:style-name="Table6.B8" office:value-type="string">
                  <text:p text:style-name="P79"><text:span text:style-name="Source_20_Text"><text:span text:style-name="T212">*</text:span></text:span><text:span text:style-name="Source_20_Text"><text:span text:style-name="T211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9"><text:span text:style-name="Source_20_Text"><text:span text:style-name="T92">user</text:span></text:span></text:p>
                </table:table-cell>
                <table:table-cell table:style-name="Table6.B9" office:value-type="string">
                  <text:p text:style-name="P79"><text:span text:style-name="Source_20_Text"><text:span text:style-name="T211">string</text:span></text:span></text:p>
                </table:table-cell>
              </table:table-row>
              <table:table-row>
                <table:table-cell table:style-name="Table6.A2" office:value-type="string">
                  <text:p text:style-name="P79"><text:span text:style-name="Source_20_Text"><text:span text:style-name="T92">password</text:span></text:span></text:p>
                </table:table-cell>
                <table:table-cell table:style-name="Table6.B10" office:value-type="string">
                  <text:p text:style-name="P79"><text:span text:style-name="Source_20_Text"><text:span text:style-name="T211">string</text:span></text:span></text:p>
                </table:table-cell>
              </table:table-row>
            </table:table>
            <text:p text:style-name="P43"><text:span text:style-name="Source_20_Text"><text:span text:style-name="T213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1"><text:span text:style-name="Source_20_Text"><text:span text:style-name="T214">Cookie </text:span></text:span><text:span text:style-name="Source_20_Text"><text:span text:style-name="T215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2"><text:span text:style-name="Source_20_Text"><text:span text:style-name="T15"/></text:span></text:p>
            <text:p text:style-name="P82"><text:span text:style-name="Source_20_Text"><text:span text:style-name="T15">getCookie([name]);</text:span></text:span></text:p>
            <text:p text:style-name="P82"><text:span text:style-name="Source_20_Text"><text:span text:style-name="T15"/></text:span></text:p>
            <text:p text:style-name="P82"><text:span text:style-name="Source_20_Text"><text:span text:style-name="T76">h</text:span></text:span><text:span text:style-name="Source_20_Text"><text:span text:style-name="T15">asCookie(name);</text:span></text:span></text:p>
            <text:p text:style-name="P83"><text:span text:style-name="Source_20_Text"><text:span text:style-name="T15"/></text:span></text:p>
            <text:p text:style-name="P84"><text:span text:style-name="Source_20_Text"><text:span text:style-name="T15">setCookie</text:span></text:span><text:span text:style-name="Source_20_Text"><text:span text:style-name="T216">(Options obje</text:span></text:span><text:span text:style-name="Source_20_Text"><text:span text:style-name="T207">ct: </text:span></text:span><text:span text:style-name="Source_20_Text"><text:span text:style-name="T217">properties are the same as the parameters</text:span></text:span><text:span text:style-name="Source_20_Text"><text:span text:style-name="T216">);</text:span></text:span></text:p>
            <text:p text:style-name="P83"><text:span text:style-name="Source_20_Text"><text:span text:style-name="T15">setCookie(name,value[,hours</text:span></text:span><text:span text:style-name="Source_20_Text"><text:span text:style-name="T216">=8760</text:span></text:span><text:span text:style-name="Source_20_Text"><text:span text:style-name="T15">[,path</text:span></text:span><text:span text:style-name="Source_20_Text"><text:span text:style-name="T216">="/"</text:span></text:span><text:span text:style-name="Source_20_Text"><text:span text:style-name="T15">[,domain[,secure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5">[,HttpOnly]]]]]]);</text:span></text:span></text:p>
            <text:p text:style-name="P85"><text:span text:style-name="Source_20_Text"><text:span text:style-name="T15"/></text:span></text:p>
            <text:p text:style-name="P86"><text:span text:style-name="Source_20_Text"><text:span text:style-name="T15">removeCookie</text:span></text:span><text:span text:style-name="Source_20_Text"><text:span text:style-name="T216">(Options obje</text:span></text:span><text:span text:style-name="Source_20_Text"><text:span text:style-name="T207">ct: </text:span></text:span><text:span text:style-name="Source_20_Text"><text:span text:style-name="T217">properties are the same as the parameters</text:span></text:span><text:span text:style-name="Source_20_Text"><text:span text:style-name="T216">);</text:span></text:span></text:p>
            <text:p text:style-name="P87"><text:span text:style-name="Source_20_Text"><text:span text:style-name="T15">removeCookie(name[,path</text:span></text:span><text:span text:style-name="Source_20_Text"><text:span text:style-name="T216">="/"</text:span></text:span><text:span text:style-name="Source_20_Text"><text:span text:style-name="T15">[,domain[,secure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5">[,HttpOnly]]]]]);</text:span></text:span></text:p>
            <text:p text:style-name="P87"><text:span text:style-name="Source_20_Text"><text:span text:style-name="T15"/></text:span></text:p>
            <text:p text:style-name="P82"><text:span text:style-name="Source_20_Text"><text:span text:style-name="T15">clearCookies</text:span></text:span><text:span text:style-name="Source_20_Text"><text:span text:style-name="T216">(Options obje</text:span></text:span><text:span text:style-name="Source_20_Text"><text:span text:style-name="T207">ct: </text:span></text:span><text:span text:style-name="Source_20_Text"><text:span text:style-name="T217">properties are the same as the parameters</text:span></text:span><text:span text:style-name="Source_20_Text"><text:span text:style-name="T216">);</text:span></text:span></text:p>
            <text:p text:style-name="P88"><text:span text:style-name="Source_20_Text"><text:span text:style-name="T15">clearCookies([path</text:span></text:span><text:span text:style-name="Source_20_Text"><text:span text:style-name="T216">="/"</text:span></text:span><text:span text:style-name="Source_20_Text"><text:span text:style-name="T15">[,domain[,</text:span></text:span><text:span text:style-name="Source_20_Text"><text:span text:style-name="T219">sec</text:span></text:span><text:span text:style-name="Source_20_Text"><text:span text:style-name="T15">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5">[,HttpOnly]]]]]);</text:span></text:span></text:p>
            <text:p text:style-name="P88"><text:span text:style-name="Source_20_Text"><text:span text:style-name="T15"/></text:span></text:p>
          </table:table-cell>
          <table:covered-table-cell/>
        </table:table-row>
      </table:table>
      <text:p text:style-name="P89"/>
      <text:p text:style-name="P89"/>
      <text:p text:style-name="P89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0"><text:span text:style-name="T220">Celestra for Node.js </text:span><text:span text:style-name="T221">and Deno</text:span><text:span text:style-name="T220">: </text:span><text:span text:style-name="T222">celestra.</text:span><text:span text:style-name="T223">node.</text:span><text:span text:style-name="T224">m</text:span><text:span text:style-name="T222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1">How to import</text:p>
          </table:table-cell>
          <table:table-cell table:style-name="Table7.B2" table:number-columns-spanned="2" office:value-type="string">
            <text:p text:style-name="P90">Removed functions in the celestra.node.<text:span text:style-name="T225">m</text:span>js</text:p>
          </table:table-cell>
          <table:covered-table-cell/>
        </table:table-row>
        <table:table-row>
          <table:table-cell table:style-name="Table7.A3" office:value-type="string">
            <text:p text:style-name="P92"/>
            <text:p text:style-name="P93">// import the defaultExport object</text:p>
            <text:p text:style-name="P94"/>
            <text:p text:style-name="P95">import defaultExport from "./celestra.<text:span text:style-name="T226">node</text:span>.<text:span text:style-name="T226">m</text:span>js";</text:p>
            <text:p text:style-name="P95">globalThis.celestra = defaultExport;</text:p>
            <text:p text:style-name="P95">globalThis.CEL = defaultExport;</text:p>
            <text:p text:style-name="P95"/>
            <text:p text:style-name="P95"/>
            <text:p text:style-name="P96">// import with default with name</text:p>
            <text:p text:style-name="P95"/>
            <text:p text:style-name="P97">import { default as celestra } from "./celestra.<text:span text:style-name="T226">node</text:span>.<text:span text:style-name="T226">m</text:span>js";</text:p>
            <text:p text:style-name="P95">globalThis.celestra = celestra;</text:p>
            <text:p text:style-name="P95">globalThis.CEL = celestra;</text:p>
            <text:p text:style-name="P95"/>
            <text:p text:style-name="P95"/>
            <text:p text:style-name="P96">// import all into a new celestra object</text:p>
            <text:p text:style-name="P95"/>
            <text:p text:style-name="P97">import * as celestra from "./celestra.<text:span text:style-name="T226">node</text:span>.<text:span text:style-name="T226">m</text:span>js";</text:p>
            <text:p text:style-name="P95">globalThis.celestra = celestra;</text:p>
            <text:p text:style-name="P95">globalThis.CEL = celestra;</text:p>
            <text:p text:style-name="P95"/>
            <text:p text:style-name="P95"/>
            <text:p text:style-name="P96">// import some functions</text:p>
            <text:p text:style-name="P95"/>
            <text:p text:style-name="P97">import { first, classof } from "./celestra.<text:span text:style-name="T226">node</text:span>.<text:span text:style-name="T226">m</text:span>js";</text:p>
            <text:p text:style-name="P95">globalThis.first = first;</text:p>
            <text:p text:style-name="P98">globalThis.classof = classof;<text:line-break/><text:line-break/><text:line-break/><text:span text:style-name="T227">// </text:span><text:span text:style-name="T228">dynamic import</text:span><text:line-break/><text:line-break/><text:span text:style-name="T229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99"><text:span text:style-name="Source_20_Text"><text:span text:style-name="T230"/></text:span></text:p>
            <text:p text:style-name="P99"><text:span text:style-name="Source_20_Text"><text:span text:style-name="T231">DOM API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qsa();</text:span></text:span></text:p>
            <text:p text:style-name="P99"><text:span text:style-name="Source_20_Text"><text:span text:style-name="T230">qs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domReady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domClear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domCreate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domToElement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domGetCSS();</text:span></text:span></text:p>
            <text:p text:style-name="P99"><text:span text:style-name="Source_20_Text"><text:span text:style-name="T230">domSetCSS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domFadeIn();</text:span></text:span></text:p>
            <text:p text:style-name="P99"><text:span text:style-name="Source_20_Text"><text:span text:style-name="T230">domFadeOut();</text:span></text:span></text:p>
            <text:p text:style-name="P99"><text:span text:style-name="Source_20_Text"><text:span text:style-name="T230">domFadeToggle();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domShow();</text:span></text:span></text:p>
            <text:p text:style-name="P99"><text:span text:style-name="Source_20_Text"><text:span text:style-name="T230">domHide();</text:span></text:span></text:p>
            <text:p text:style-name="P99"><text:span text:style-name="Source_20_Text"><text:span text:style-name="T230">domToggle();</text:span></text:span></text:p>
            <text:p text:style-name="P99"><text:span text:style-name="Source_20_Text"><text:span text:style-name="T230">domIsHidden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domScrollToTop();</text:span></text:span></text:p>
            <text:p text:style-name="P99"><text:span text:style-name="Source_20_Text"><text:span text:style-name="T230">domScrollToBottom();</text:span></text:span></text:p>
            <text:p text:style-name="P99"><text:span text:style-name="Source_20_Text"><text:span text:style-name="T230">domScrollToElement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domSiblings();</text:span></text:span></text:p>
            <text:p text:style-name="P99"><text:span text:style-name="Source_20_Text"><text:span text:style-name="T230">domSiblingsPrev();</text:span></text:span></text:p>
            <text:p text:style-name="P99"><text:span text:style-name="Source_20_Text"><text:span text:style-name="T230">domSiblingsLeft();</text:span></text:span></text:p>
            <text:p text:style-name="P99"><text:span text:style-name="Source_20_Text"><text:span text:style-name="T230">domSiblingsNext();</text:span></text:span></text:p>
            <text:p text:style-name="P99"><text:span text:style-name="Source_20_Text"><text:span text:style-name="T230">domSiblingsRight();</text:span></text:span></text:p>
            <text:p text:style-name="P99"><text:span text:style-name="Source_20_Text"><text:span text:style-name="T230"/></text:span></text:p>
          </table:table-cell>
          <table:table-cell table:style-name="Table7.C3" office:value-type="string">
            <text:p text:style-name="P92"/>
            <text:p text:style-name="P99"><text:span text:style-name="Source_20_Text"><text:span text:style-name="T231">DOM API</text:span></text:span></text:p>
            <text:p text:style-name="P92"/>
            <text:p text:style-name="P100"><text:span text:style-name="Source_20_Text"><text:span text:style-name="T230">domGetCSSVar();</text:span></text:span></text:p>
            <text:p text:style-name="P100"><text:span text:style-name="Source_20_Text"><text:span text:style-name="T230">domSetCSSVar();</text:span></text:span></text:p>
            <text:p text:style-name="P92"/>
            <text:p text:style-name="P100"><text:span text:style-name="Source_20_Text"><text:span text:style-name="T230">importScript();</text:span></text:span></text:p>
            <text:p text:style-name="P100"><text:span text:style-name="Source_20_Text"><text:span text:style-name="T230">importStyle();</text:span></text:span></text:p>
            <text:p text:style-name="P92"/>
            <text:p text:style-name="P99"><text:span text:style-name="Source_20_Text"><text:span text:style-name="T230">setFullscreenOn();</text:span></text:span></text:p>
            <text:p text:style-name="P99"><text:span text:style-name="Source_20_Text"><text:span text:style-name="T230">setFullscreenOn();</text:span></text:span></text:p>
            <text:p text:style-name="P99"><text:span text:style-name="Source_20_Text"><text:span text:style-name="T230">setFullscreenOff();</text:span></text:span></text:p>
            <text:p text:style-name="P99"><text:span text:style-name="Source_20_Text"><text:span text:style-name="T230">getFullscreen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form2array(form);</text:span></text:span></text:p>
            <text:p text:style-name="P99"><text:span text:style-name="Source_20_Text"><text:span text:style-name="T230">form2string(form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getDoNotTrack();</text:span></text:span></text:p>
            <text:p text:style-name="P99"><text:span text:style-name="Source_20_Text"><text:span text:style-name="T230">getLocation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createFile();</text:span></text:span></text:p>
            <text:p text:style-name="P92"/>
            <text:p text:style-name="P99"><text:span text:style-name="Source_20_Text"><text:span text:style-name="T231">AJAX and CORS API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getText();</text:span></text:span></text:p>
            <text:p text:style-name="P99"><text:span text:style-name="Source_20_Text"><text:span text:style-name="T230">getJson();</text:span></text:span></text:p>
            <text:p text:style-name="P99"><text:span text:style-name="Source_20_Text"><text:span text:style-name="T230">ajax();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1">Cookie API</text:span></text:span></text:p>
            <text:p text:style-name="P99"><text:span text:style-name="Source_20_Text"><text:span text:style-name="T230"/></text:span></text:p>
            <text:p text:style-name="P99"><text:span text:style-name="Source_20_Text"><text:span text:style-name="T230">getCookie();</text:span></text:span></text:p>
            <text:p text:style-name="P99"><text:span text:style-name="Source_20_Text"><text:span text:style-name="T230">hasCookie();</text:span></text:span></text:p>
            <text:p text:style-name="P99"><text:span text:style-name="Source_20_Text"><text:span text:style-name="T230">setCookie();</text:span></text:span></text:p>
            <text:p text:style-name="P99"><text:span text:style-name="Source_20_Text"><text:span text:style-name="T230">removeCookie();</text:span></text:span></text:p>
            <text:p text:style-name="P99"><text:span text:style-name="Source_20_Text"><text:span text:style-name="T230">clearCookies();</text:span></text:span></text:p>
          </table:table-cell>
        </table:table-row>
      </table:table>
      <text:p text:style-name="P101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2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2">V3.1.0</text:p>
          </table:table-cell>
          <table:table-cell table:style-name="Table3.A2" office:value-type="string">
            <text:p text:style-name="P102">v3.8.0</text:p>
          </table:table-cell>
          <table:table-cell table:style-name="Table3.C2" office:value-type="string">
            <text:p text:style-name="P103">v5.6.0</text:p>
          </table:table-cell>
        </table:table-row>
        <table:table-row>
          <table:table-cell table:style-name="Table3.A3" table:number-rows-spanned="3" office:value-type="string">
            <text:p text:style-name="P104">Array.from();</text:p>
            <text:p text:style-name="P104">Array.of();</text:p>
            <text:p text:style-name="P104">Array.prototype.copyWithin();</text:p>
            <text:p text:style-name="P104">Array.prototype.fill();</text:p>
            <text:p text:style-name="P104">Array.prototype.find();</text:p>
            <text:p text:style-name="P104">Array.prototype.findIndex();</text:p>
            <text:p text:style-name="P104">Object.create();</text:p>
            <text:p text:style-name="P104">String.fromCodePoint();</text:p>
            <text:p text:style-name="P104">String.prototype.codePointAt();</text:p>
            <text:p text:style-name="P104">String.prototype.endsWith();</text:p>
            <text:p text:style-name="P104">String.prototype.startsWith();</text:p>
            <text:p text:style-name="P104">Math.acosh();</text:p>
            <text:p text:style-name="P104">Math.asinh();</text:p>
            <text:p text:style-name="P104">Math.atanh();</text:p>
            <text:p text:style-name="P104">Math.cbrt();</text:p>
            <text:p text:style-name="P104">Math.clz32();</text:p>
            <text:p text:style-name="P104">Math.cosh();</text:p>
            <text:p text:style-name="P104">Math.expm1();</text:p>
            <text:p text:style-name="P104">Math.fround();</text:p>
            <text:p text:style-name="P104">Math.hypot();</text:p>
            <text:p text:style-name="P104">Math.imul();</text:p>
            <text:p text:style-name="P104">Math.log1p();</text:p>
            <text:p text:style-name="P104">Math.log10();</text:p>
            <text:p text:style-name="P104">Math.log2();</text:p>
            <text:p text:style-name="P104">Math.sign();</text:p>
            <text:p text:style-name="P104">Math.sinh();</text:p>
            <text:p text:style-name="P104">Math.tanh();</text:p>
            <text:p text:style-name="P104">Math.trunc();</text:p>
            <text:p text:style-name="P104">Number.EPSILON;</text:p>
            <text:p text:style-name="P104">Number.isNaN();</text:p>
            <text:p text:style-name="P104">isNaN();</text:p>
            <text:p text:style-name="P104">Number.isInteger();</text:p>
            <text:p text:style-name="P104">Number.isFinite();</text:p>
            <text:p text:style-name="P104">Number.isSafeInteger();</text:p>
            <text:p text:style-name="P104">Number.parseInt();</text:p>
            <text:p text:style-name="P104">Number.parseFloat();</text:p>
          </table:table-cell>
          <table:table-cell table:style-name="Table3.B3" table:number-rows-spanned="3" office:value-type="string">
            <text:p text:style-name="P104"/>
            <text:p text:style-name="P105"><text:span text:style-name="Source_20_Text"><text:span text:style-name="T203">Array.prototype.values();</text:span></text:span></text:p>
            <text:p text:style-name="P105"><text:span text:style-name="Source_20_Text"><text:span text:style-name="T203">Array.prototype.includes();</text:span></text:span></text:p>
            <text:p text:style-name="P104"/>
            <text:p text:style-name="P105"><text:span text:style-name="Source_20_Text"><text:span text:style-name="T203">ChildNode.after();</text:span></text:span><text:span text:style-name="T232"><text:line-break/></text:span><text:span text:style-name="Source_20_Text"><text:span text:style-name="T203">ChildNode.before();</text:span></text:span><text:span text:style-name="T232"><text:line-break/></text:span><text:span text:style-name="Source_20_Text"><text:span text:style-name="T203">ChildNode.remove();</text:span></text:span><text:span text:style-name="T232"><text:line-break/></text:span><text:span text:style-name="Source_20_Text"><text:span text:style-name="T203">ChildNode.replaceWith();</text:span></text:span></text:p>
            <text:p text:style-name="P104"/>
            <text:p text:style-name="P105"><text:span text:style-name="Source_20_Text"><text:span text:style-name="T203">Element.prototype.closest();<text:line-break/>Element.prototype.getAttributeNames();</text:span></text:span></text:p>
            <text:p text:style-name="P105"><text:span text:style-name="Source_20_Text"><text:span text:style-name="T203">Element.prototype.matches();</text:span></text:span></text:p>
            <text:p text:style-name="P105"><text:span text:style-name="Source_20_Text"><text:span text:style-name="T203">Element.prototype.toggleAttribute();</text:span></text:span></text:p>
            <text:p text:style-name="P104"/>
            <text:p text:style-name="P105"><text:span text:style-name="Source_20_Text"><text:span text:style-name="T203">ParentNode.append();</text:span></text:span></text:p>
            <text:p text:style-name="P105"><text:span text:style-name="Source_20_Text"><text:span text:style-name="T174"/></text:span></text:p>
            <text:p text:style-name="P105"><text:span text:style-name="Source_20_Text"><text:span text:style-name="T203">ParentNode.prepend();</text:span></text:span><text:span text:style-name="T232"><text:line-break/><text:line-break/></text:span><text:span text:style-name="Source_20_Text"><text:span text:style-name="T203">String.prototype[Symbol.iterator]();</text:span></text:span></text:p>
            <text:p text:style-name="P105"><text:span text:style-name="Source_20_Text"><text:span text:style-name="T203">String.prototype.includes();</text:span></text:span></text:p>
            <text:p text:style-name="P105"><text:span text:style-name="Source_20_Text"><text:span text:style-name="T203">String.prototype.repeat();</text:span></text:span><text:span text:style-name="T232"><text:line-break/></text:span></text:p>
            <text:p text:style-name="P105"><text:span text:style-name="Source_20_Text"><text:span text:style-name="T203">NodeList.prototype.forEach();</text:span></text:span><text:span text:style-name="T232"><text:line-break/></text:span></text:p>
            <text:p text:style-name="P105"><text:span text:style-name="Source_20_Text"><text:span text:style-name="T203">Object.assign();</text:span></text:span></text:p>
            <text:p text:style-name="P105"><text:span text:style-name="Source_20_Text"><text:span text:style-name="T203">Object.entries();</text:span></text:span><text:span text:style-name="T232"><text:line-break/></text:span></text:p>
            <text:p text:style-name="P105"><text:span text:style-name="Source_20_Text"><text:span text:style-name="T203">Object.getOwnPropertyDescriptors();</text:span></text:span><text:span text:style-name="T232"><text:line-break/></text:span><text:span text:style-name="Source_20_Text"><text:span text:style-name="T203">Object.values();</text:span></text:span><text:span text:style-name="T232"><text:line-break/></text:span></text:p>
            <text:p text:style-name="P105"><text:span text:style-name="Source_20_Text"><text:span text:style-name="T203">RegExp.prototype.flags;</text:span></text:span><text:span text:style-name="T232"><text:line-break/></text:span></text:p>
            <text:p text:style-name="P105"><text:span text:style-name="Source_20_Text"><text:span text:style-name="T233">window</text:span></text:span><text:span text:style-name="Source_20_Text"><text:span text:style-name="T203">.screenLeft;</text:span></text:span><text:span text:style-name="T232"><text:line-break/></text:span><text:span text:style-name="Source_20_Text"><text:span text:style-name="T233">window</text:span></text:span><text:span text:style-name="Source_20_Text"><text:span text:style-name="T203">.screenTop;</text:span></text:span></text:p>
          </table:table-cell>
          <table:table-cell table:style-name="Table3.C3" office:value-type="string">
            <text:p text:style-name="P104">Array.prototype.at();</text:p>
            <text:p text:style-name="P104"/>
            <text:p text:style-name="P104">Array.prototype.findLast();</text:p>
            <text:p text:style-name="P104">Array.prototype.findLastIndex();</text:p>
            <text:p text:style-name="P104"/>
            <text:p text:style-name="P104">Array.prototype.flat();</text:p>
            <text:p text:style-name="P104">Array.prototype.flatMap();</text:p>
            <text:p text:style-name="P104"/>
            <text:p text:style-name="P104">Number.MIN_SAFE_INTEGER;</text:p>
            <text:p text:style-name="P104">Number.MAX_SAFE_INTEGER;</text:p>
            <text:p text:style-name="P104"/>
            <text:p text:style-name="P104">Object.fromEntries();</text:p>
            <text:p text:style-name="P104">Object.is();</text:p>
            <text:p text:style-name="P104"/>
            <text:p text:style-name="P104">String.prototype.at();</text:p>
            <text:p text:style-name="P104"/>
            <text:p text:style-name="P104">String.prototype.matchAll();</text:p>
            <text:p text:style-name="P104"/>
            <text:p text:style-name="P104">String.prototype.padStart();</text:p>
            <text:p text:style-name="P104">String.prototype.padEnd();</text:p>
            <text:p text:style-name="P104"/>
            <text:p text:style-name="P104">String.prototype.replaceAll();</text:p>
            <text:p text:style-name="P104"/>
            <text:p text:style-name="P104">String.prototype.trimStart();</text:p>
            <text:p text:style-name="P104">String.prototype.trimLeft();</text:p>
            <text:p text:style-name="P104"/>
            <text:p text:style-name="P104">String.prototype.trimEnd();</text:p>
            <text:p text:style-name="P104">String.prototype.trimRight();</text:p>
            <text:p text:style-name="P104"/>
            <text:p text:style-name="P104">Typedarray.prototype.at();</text:p>
            <text:p text:style-name="P104"/>
            <text:p text:style-name="P104">TypedArray.prototype.findLast();</text:p>
            <text:p text:style-name="P104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3">v5.<text:span text:style-name="T234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4">BigInt.prototype.toJSON();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6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20T13:00:21.106559300</dc:date>
    <meta:print-date>2025-08-20T13:00:10.029361200</meta:print-date>
    <meta:editing-cycles>1039</meta:editing-cycles>
    <meta:editing-duration>P1DT6H11M59S</meta:editing-duration>
    <meta:printed-by>PDF files</meta:printed-by>
    <meta:document-statistic meta:table-count="7" meta:image-count="0" meta:object-count="0" meta:page-count="6" meta:paragraph-count="451" meta:word-count="652" meta:character-count="11059" meta:non-whitespace-character-count="10831"/>
    <meta:template xlink:type="simple" xlink:actuate="onRequest" xlink:title="" xlink:href="Normal.dotm"/>
  </office:meta>
</office:document-meta>
</file>